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5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4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55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6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en" fo:country="US" style:font-name-complex="Symbol"/>
    </style:style>
    <style:style style:name="T19" style:family="text">
      <style:text-properties fo:language="ru" fo:country="RU"/>
    </style:style>
    <style:style style:name="T20" style:family="text">
      <style:text-properties fo:language="ru" fo:country="RU" fo:font-style="italic" style:font-style-asian="italic" style:font-style-complex="italic"/>
    </style:style>
    <style:style style:name="T2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2" style:family="text">
      <style:text-properties style:text-position="sub 58%"/>
    </style:style>
    <style:style style:name="T23" style:family="text">
      <style:text-properties style:text-position="sub 58%" fo:language="en" fo:country="US"/>
    </style:style>
    <style:style style:name="T24" style:family="text">
      <style:text-properties style:text-position="sub 58%" fo:language="en" fo:country="US" fo:font-style="italic" style:font-style-asian="italic" style:font-style-complex="italic"/>
    </style:style>
    <style:style style:name="T25" style:family="text">
      <style:text-properties style:text-position="sub 58%" fo:language="en" fo:country="US" fo:font-style="normal" style:font-style-asian="normal" style:font-style-complex="normal"/>
    </style:style>
    <style:style style:name="T26" style:family="text">
      <style:text-properties style:text-position="sub 58%" fo:language="ru" fo:country="RU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font-name-complex="Ari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fo:font-size="10pt" style:font-size-asian="10pt" style:language-asian="zh" style:country-asian="TW" style:font-size-complex="10pt"/>
    </style:style>
    <style:style style:name="T34" style:family="text">
      <style:text-properties style:font-name="Symbol" fo:language="en" fo:country="US" style:font-name-complex="Symbol"/>
    </style:style>
    <style:style style:name="T35" style:family="text">
      <style:text-properties style:text-position="super 58%" fo:font-style="italic" style:font-style-asian="italic" style:font-style-complex="italic"/>
    </style:style>
    <style:style style:name="T36" style:family="text">
      <style:text-properties fo:language="en" fo:country="none"/>
    </style:style>
    <style:style style:name="T37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8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9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40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41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42" style:family="text">
      <style:text-properties fo:letter-spacing="0.0138in" style:text-underline-style="none" fo:font-weight="bold" style:font-weight-asian="bold"/>
    </style:style>
    <style:style style:name="T43" style:family="text">
      <style:text-properties style:font-name="Arial1"/>
    </style:style>
    <style:style style:name="T44" style:family="text">
      <style:text-properties style:font-name="Times New Roman" fo:language="en" fo:country="US" style:font-name-complex="Symbol"/>
    </style:style>
    <style:style style:name="T45" style:family="text">
      <style:text-properties style:font-name="Arial" fo:language="en" fo:country="US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6">CALIBRATION CERTIFICATE</text:p>
      <text:p text:style-name="P22"/>
      <text:p text:style-name="P44"><text:span text:style-name="T5">Type:</text:span><text:span text:style-name="T6"> </text:span><text:span text:style-name="T8">Personal dosimeter</text:span><text:span text:style-name="T7"> AT3509</text:span><text:span text:style-name="T9"><text:tab/></text:span><text:span text:style-name="T5">Date of calibration</text:span><text:span text:style-name="T3">:</text:span><text:span text:style-name="T4"> <text:s/></text:span><text:span text:style-name="T7">$date</text:span></text:p>
      <text:p text:style-name="P4"/>
      <text:p text:style-name="P6">S/n: <text:span text:style-name="T30"><text:s/></text:span><text:span text:style-name="T21">$</text:span><text:span text:style-name="T12">allSerial </text:span></text:p>
      <text:p text:style-name="P9"/>
      <text:p text:style-name="P7">Measurement limits:</text:p>
      <text:p text:style-name="P8"><text:span text:style-name="T13">0.1 </text:span><text:span text:style-name="T14">µ</text:span><text:span text:style-name="T13">Sv/h – 1.0 Sv/h</text:span></text:p>
      <text:p text:style-name="P10"/>
      <text:p text:style-name="P7">Measurement error:</text:p>
      <text:p text:style-name="P5"><text:span text:style-name="T40">0.1 </text:span><text:span text:style-name="T41">µ</text:span><text:span text:style-name="T40">Sv/h – 0.99 </text:span><text:span text:style-name="T41">µ</text:span><text:span text:style-name="T40">Sv/h – </text:span><text:span text:style-name="T37">±</text:span><text:span text:style-name="T39">30</text:span><text:span text:style-name="T38">%</text:span><text:span text:style-name="T42">, </text:span></text:p>
      <text:p text:style-name="P5"><text:span text:style-name="T40">1 </text:span><text:span text:style-name="T41">µ</text:span><text:span text:style-name="T40">Sv/h – 1 Sv/h – </text:span><text:span text:style-name="T37">±</text:span><text:span text:style-name="T39">15</text:span><text:span text:style-name="T38">%</text:span></text:p>
      <text:p text:style-name="P5"/>
      <text:p text:style-name="P7">Operating conditions:</text:p>
      <text:list xml:id="list3180200807129673732" text:style-name="L1">
        <text:list-item>
          <text:p text:style-name="P52"><text:span text:style-name="T16">Air temperature<text:tab/></text:span><text:span text:style-name="T29"><text:tab/><text:tab/><text:tab/>+</text:span><text:span text:style-name="T16">$temp</text:span><text:span text:style-name="T29"> °</text:span><text:span text:style-name="T16">C</text:span></text:p>
        </text:list-item>
        <text:list-item>
          <text:p text:style-name="P53">Atmospheric pressure<text:tab/><text:tab/><text:tab/>98,5 kPa</text:p>
        </text:list-item>
        <text:list-item>
          <text:p text:style-name="P53">Relative humidity<text:tab/><text:tab/><text:tab/><text:tab/>$vlag %</text:p>
        </text:list-item>
        <text:list-item>
          <text:p text:style-name="P54">Gamma radiation background<text:tab/><text:tab/>$bground <text:s/>nSv/h</text:p>
        </text:list-item>
      </text:list>
      <text:p text:style-name="Standard"><text:span text:style-name="Знак_20_примечания"/></text:p>
      <text:p text:style-name="P47"><text:span text:style-name="Знак_20_примечания"><text:span text:style-name="T33">$facility_13+11eng;</text:span></text:span></text:p>
      <text:p text:style-name="P47"><text:span text:style-name="Знак_20_примечания"><text:span text:style-name="T33"/></text:span></text:p>
      <text:p text:style-name="P23"><text:span text:style-name="T10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3"><text:span text:style-name="T16">AT3509 </text:span><text:span text:style-name="T10">(</text:span><text:span text:style-name="T44">γ</text:span><text:span text:style-name="T10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Dose rate at check point,</text:p>
            <text:p text:style-name="P11"><text:span text:style-name="T28">Ḣ</text:span><text:span text:style-name="T24">oi</text:span><text:span text:style-name="T31">(10)</text:span></text:p>
          </table:table-cell>
          <table:table-cell table:style-name="t1.B2" office:value-type="string">
            <text:p text:style-name="P48">Radia-tion source <text:s/>number</text:p>
          </table:table-cell>
          <table:table-cell table:style-name="t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.B2" office:value-type="string">
            <text:p text:style-name="P32"><text:span text:style-name="T10">Dose rate measurement at check point</text:span>,</text:p>
            <text:p text:style-name="P32"><text:span text:style-name="T28">Ḣ</text:span><text:span text:style-name="T35">*</text:span><text:span text:style-name="T24">i</text:span><text:span text:style-name="T31">(10)</text:span></text:p>
          </table:table-cell>
          <table:table-cell table:style-name="t1.B2" office:value-type="string">
            <text:p text:style-name="P29"><text:span text:style-name="T10">Average value</text:span>, </text:p>
            <text:p text:style-name="P30"><text:span text:style-name="T11">H</text:span><text:span text:style-name="T24">pi</text:span><text:span text:style-name="T31">(10)</text:span></text:p>
          </table:table-cell>
          <table:table-cell table:style-name="t1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t1.B2" office:value-type="string">
            <text:p text:style-name="P19"><text:span text:style-name="T36">Relative standard deviation</text:span>,</text:p>
            <text:p text:style-name="P19"><text:span text:style-name="T10">S</text:span><text:span text:style-name="T24">i</text:span><text:span text:style-name="T10">, %</text:span></text:p>
          </table:table-cell>
          <table:table-cell table:style-name="t1.B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t1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.A3" office:value-type="string">
            <text:p text:style-name="P37">Background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1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<text:span text:style-name="T43">µ</text:span>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19">3</text:span><text:span text:style-name="T10">0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19">15</text:span></text:p>
          </table:table-cell>
        </table:table-row>
        <table:table-row>
          <table:table-cell table:style-name="t1.A6" office:value-type="string">
            <text:p text:style-name="P12"><text:span text:style-name="T10">800.0</text:span>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20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3"><text:span text:style-name="T2">AT3509 </text:span><text:span text:style-name="T10">(</text:span><text:span text:style-name="T44">γ</text:span><text:span text:style-name="T10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2">Actual dose value</text:span><text:span text:style-name="T1">,</text:span></text:p>
            <text:p text:style-name="P31"><text:span text:style-name="T11">H</text:span><text:span text:style-name="T24">p</text:span><text:span text:style-name="T23">0</text:span><text:span text:style-name="T10">(10)</text:span></text:p>
          </table:table-cell>
          <table:table-cell table:style-name="s1.B2" table:number-rows-spanned="2" office:value-type="string">
            <text:p text:style-name="P48">Radiation source <text:s/>number</text:p>
          </table:table-cell>
          <table:table-cell table:style-name="s1.B2" table:number-rows-spanned="2" office:value-type="string">
            <text:p text:style-name="P35"><text:s text:c="2"/>d, cm<text:span text:style-name="T19"> <text:s/></text:span></text:p>
            <text:p text:style-name="P36">t, s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s1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s1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11">H</text:span><text:span text:style-name="T24">pi</text:span><text:span text:style-name="T10">(10)</text:span></text:p>
          </table:table-cell>
          <table:table-cell table:style-name="s1.D3" office:value-type="string">
            <text:p text:style-name="P31"><text:span text:style-name="T11">H</text:span><text:span text:style-name="T24">pi</text:span><text:span text:style-name="T10">(10)</text:span><text:span text:style-name="T23">meas</text:span><text:span text:style-name="T22">.</text:span></text:p>
          </table:table-cell>
          <table:table-cell table:style-name="s1.D3" office:value-type="string">
            <text:p text:style-name="P31"><text:span text:style-name="T11">H</text:span><text:span text:style-name="T24">pi</text:span><text:span text:style-name="T15">(10)</text:span><text:span text:style-name="T25">meas</text:span><text:span text:style-name="T27">.</text:span><text:span text:style-name="T32">-</text:span><text:span text:style-name="T11">H</text:span><text:span text:style-name="T24">p</text:span><text:span text:style-name="T23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µSv/h</text:p>
          </table:table-cell>
          <table:table-cell table:style-name="s1.B4" office:value-type="string">
            <text:p text:style-name="P13">$1-<text:span text:style-name="T10">dn_</text:span><text:span text:style-name="T19">3</text:span></text:p>
          </table:table-cell>
          <table:table-cell table:style-name="s1.B4" office:value-type="string">
            <text:p text:style-name="P21"><text:s text:c="2"/>$1-<text:span text:style-name="T10">dd_</text:span><text:span text:style-name="T19">3</text:span> <text:s/></text:p>
            <text:p text:style-name="P18">360s</text:p>
          </table:table-cell>
          <table:table-cell table:style-name="s1.B4" office:value-type="string">
            <text:p text:style-name="P13">$1-d_dev_<text:span text:style-name="T19">3</text:span></text:p>
          </table:table-cell>
          <table:table-cell table:style-name="s1.B4" office:value-type="string">
            <text:p text:style-name="P13">$1-dose_<text:span text:style-name="T19">3</text:span></text:p>
          </table:table-cell>
          <table:table-cell table:style-name="s1.B4" office:value-type="string">
            <text:p text:style-name="P13">$1-d_res_<text:span text:style-name="T19">3</text:span></text:p>
          </table:table-cell>
          <table:table-cell table:style-name="s1.B4" office:value-type="string">
            <text:p text:style-name="P13">$1-o_pog_<text:span text:style-name="T19">3</text:span></text:p>
          </table:table-cell>
          <table:table-cell table:style-name="s1.B4" office:value-type="string">
            <text:p text:style-name="P13">$1-d_gran_<text:span text:style-name="T19">3</text:span>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5" office:value-type="string">
            <text:p text:style-name="P12">4.0 mSv/h</text:p>
          </table:table-cell>
          <table:table-cell table:style-name="s1.B5" office:value-type="string">
            <text:p text:style-name="P13">$1-<text:span text:style-name="T10">dn</text:span></text:p>
          </table:table-cell>
          <table:table-cell table:style-name="s1.B5" office:value-type="string">
            <text:p text:style-name="P21"><text:s text:c="2"/>$1-<text:span text:style-name="T10">dd</text:span> <text:s/></text:p>
            <text:p text:style-name="P18">180s</text:p>
          </table:table-cell>
          <table:table-cell table:style-name="s1.B5" office:value-type="string">
            <text:p text:style-name="P13">$1-d_dev</text:p>
          </table:table-cell>
          <table:table-cell table:style-name="s1.B5" office:value-type="string">
            <text:p text:style-name="P13">$1-dose</text:p>
          </table:table-cell>
          <table:table-cell table:style-name="s1.B5" office:value-type="string">
            <text:p text:style-name="P13">$1-d_res</text:p>
          </table:table-cell>
          <table:table-cell table:style-name="s1.B5" office:value-type="string">
            <text:p text:style-name="P13">$1-o_pog</text:p>
          </table:table-cell>
          <table:table-cell table:style-name="s1.B5" office:value-type="string">
            <text:p text:style-name="P13">$1-d_gran</text:p>
          </table:table-cell>
          <table:table-cell table:style-name="s1.I5" office:value-type="string">
            <text:p text:style-name="P12">±<text:span text:style-name="T19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3"><text:span text:style-name="T2">AT3509 </text:span><text:span text:style-name="T10">(</text:span><text:span text:style-name="T44">γ</text:span><text:span text:style-name="T10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7">Dose rate at check point,</text:p>
            <text:p text:style-name="P11"><text:span text:style-name="T28">Ḣ</text:span><text:span text:style-name="T24">oi</text:span><text:span text:style-name="T31">(10)</text:span></text:p>
          </table:table-cell>
          <table:table-cell table:style-name="t2.B2" office:value-type="string">
            <text:p text:style-name="P48">Radia-tion source <text:s/>number</text:p>
          </table:table-cell>
          <table:table-cell table:style-name="t2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2.B2" office:value-type="string">
            <text:p text:style-name="P32"><text:span text:style-name="T10">Dose rate measurement at check point</text:span>,</text:p>
            <text:p text:style-name="P32"><text:span text:style-name="T28">Ḣ</text:span><text:span text:style-name="T35">*</text:span><text:span text:style-name="T24">i</text:span><text:span text:style-name="T31">(10)</text:span></text:p>
          </table:table-cell>
          <table:table-cell table:style-name="t2.B2" office:value-type="string">
            <text:p text:style-name="P29"><text:span text:style-name="T10">Average value</text:span>, </text:p>
            <text:p text:style-name="P30"><text:span text:style-name="T11">H</text:span><text:span text:style-name="T24">pi</text:span><text:span text:style-name="T31">(10)</text:span></text:p>
          </table:table-cell>
          <table:table-cell table:style-name="t2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t2.B2" office:value-type="string">
            <text:p text:style-name="P19"><text:span text:style-name="T36">Relative standard deviation</text:span>,</text:p>
            <text:p text:style-name="P19"><text:span text:style-name="T10">S</text:span><text:span text:style-name="T24">i</text:span><text:span text:style-name="T10">, %</text:span></text:p>
          </table:table-cell>
          <table:table-cell table:style-name="t2.B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t2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2.A3" office:value-type="string">
            <text:p text:style-name="P37">Background</text:p>
          </table:table-cell>
          <table:table-cell table:style-name="t2.B3" office:value-type="string">
            <text:p text:style-name="P33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3">$2-bg0</text:p>
              <text:p text:style-name="P33">$2-bg1</text:p>
              <text:p text:style-name="P33">$2-bg2</text:p>
              <text:p text:style-name="P33">$2-bg3</text:p>
              <text:p text:style-name="P33">$2-bg4</text:p>
              <text:p text:style-name="P33">$2-bg5</text:p>
              <text:p text:style-name="P33">$2-bg6</text:p>
              <text:p text:style-name="P33">$2-bg7</text:p>
              <text:p text:style-name="P31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µ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3">$2-m00</text:p>
              <text:p text:style-name="P33">$2-m01</text:p>
              <text:p text:style-name="P33">$2-m02</text:p>
              <text:p text:style-name="P33">$2-m03</text:p>
              <text:p text:style-name="P33">$2-m04</text:p>
              <text:p text:style-name="P33">$2-m05</text:p>
              <text:p text:style-name="P33">$2-m06</text:p>
              <text:p text:style-name="P33">$2-m07</text:p>
              <text:p text:style-name="P33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30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3">$2-m11</text:p>
              <text:p text:style-name="P33">$2-m12</text:p>
              <text:p text:style-name="P33">$2-m13</text:p>
              <text:p text:style-name="P33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19">15</text:span></text:p>
          </table:table-cell>
        </table:table-row>
        <table:table-row>
          <table:table-cell table:style-name="t2.A6" office:value-type="string">
            <text:p text:style-name="P12"><text:span text:style-name="T10">800.0</text:span> mSv/h</text:p>
          </table:table-cell>
          <table:table-cell table:style-name="t2.B6" office:value-type="string">
            <text:p text:style-name="P13">$2-n2</text:p>
          </table:table-cell>
          <table:table-cell table:style-name="t2.B6" office:value-type="string">
            <text:p text:style-name="P13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3">$2-m21</text:p>
              <text:p text:style-name="P33">$2-m22</text:p>
              <text:p text:style-name="P33">$2-m23</text:p>
              <text:p text:style-name="P33">$2-m24</text:p>
            </text:section>
          </table:table-cell>
          <table:table-cell table:style-name="t2.B6" office:value-type="string">
            <text:p text:style-name="P13">$2-av2</text:p>
          </table:table-cell>
          <table:table-cell table:style-name="t2.B6" office:value-type="string">
            <text:p text:style-name="P13">$2-o2</text:p>
          </table:table-cell>
          <table:table-cell table:style-name="t2.B6" office:value-type="string">
            <text:p text:style-name="P13">$2-q2</text:p>
          </table:table-cell>
          <table:table-cell table:style-name="t2.B6" office:value-type="string">
            <text:p text:style-name="P13">$2-do2</text:p>
          </table:table-cell>
          <table:table-cell table:style-name="t2.I6" office:value-type="string">
            <text:p text:style-name="P12">±15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3"><text:span text:style-name="T2">AT3509 </text:span><text:span text:style-name="T10">(</text:span><text:span text:style-name="T44">γ</text:span><text:span text:style-name="T10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4">p</text:span><text:span text:style-name="T23">0</text:span><text:span text:style-name="T10">(10)</text:span></text:p>
          </table:table-cell>
          <table:table-cell table:style-name="s2.B2" table:number-rows-spanned="2" office:value-type="string">
            <text:p text:style-name="P48">Radiation source <text:s/>number</text:p>
          </table:table-cell>
          <table:table-cell table:style-name="s2.B2" table:number-rows-spanned="2" office:value-type="string">
            <text:p text:style-name="P35"><text:s text:c="2"/>d, cm<text:span text:style-name="T19"> <text:s/></text:span></text:p>
            <text:p text:style-name="P36">t, s</text:p>
          </table:table-cell>
          <table:table-cell table:style-name="s2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s2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s2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1"><text:span text:style-name="T11">H</text:span><text:span text:style-name="T24">pi</text:span><text:span text:style-name="T10">(10)</text:span></text:p>
          </table:table-cell>
          <table:table-cell table:style-name="s2.D3" office:value-type="string">
            <text:p text:style-name="P31"><text:span text:style-name="T11">H</text:span><text:span text:style-name="T24">pi</text:span><text:span text:style-name="T10">(10)</text:span><text:span text:style-name="T23">meas</text:span><text:span text:style-name="T22">.</text:span></text:p>
          </table:table-cell>
          <table:table-cell table:style-name="s2.D3" office:value-type="string">
            <text:p text:style-name="P31"><text:span text:style-name="T11">H</text:span><text:span text:style-name="T24">pi</text:span><text:span text:style-name="T15">(10)</text:span><text:span text:style-name="T25">meas</text:span><text:span text:style-name="T27">.</text:span><text:span text:style-name="T32">-</text:span><text:span text:style-name="T11">H</text:span><text:span text:style-name="T24">p</text:span><text:span text:style-name="T23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µSv/h</text:p>
          </table:table-cell>
          <table:table-cell table:style-name="s2.B4" office:value-type="string">
            <text:p text:style-name="P13">$2-<text:span text:style-name="T10">dn_</text:span><text:span text:style-name="T19">3</text:span></text:p>
          </table:table-cell>
          <table:table-cell table:style-name="s2.B4" office:value-type="string">
            <text:p text:style-name="P21"><text:s text:c="2"/>$2-<text:span text:style-name="T10">dd_</text:span><text:span text:style-name="T19">3</text:span> <text:s/></text:p>
            <text:p text:style-name="P18">360s</text:p>
          </table:table-cell>
          <table:table-cell table:style-name="s2.B4" office:value-type="string">
            <text:p text:style-name="P13">$2-d_dev_<text:span text:style-name="T19">3</text:span></text:p>
          </table:table-cell>
          <table:table-cell table:style-name="s2.B4" office:value-type="string">
            <text:p text:style-name="P13">$2-dose_<text:span text:style-name="T19">3</text:span></text:p>
          </table:table-cell>
          <table:table-cell table:style-name="s2.B4" office:value-type="string">
            <text:p text:style-name="P13">$2-d_res_<text:span text:style-name="T19">3</text:span></text:p>
          </table:table-cell>
          <table:table-cell table:style-name="s2.B4" office:value-type="string">
            <text:p text:style-name="P13">$2-o_pog_<text:span text:style-name="T19">3</text:span></text:p>
          </table:table-cell>
          <table:table-cell table:style-name="s2.B4" office:value-type="string">
            <text:p text:style-name="P13">$2-d_gran_<text:span text:style-name="T19">3</text:span></text:p>
          </table:table-cell>
          <table:table-cell table:style-name="s2.I4" office:value-type="string">
            <text:p text:style-name="P12">±<text:span text:style-name="T10">15</text:span></text:p>
          </table:table-cell>
        </table:table-row>
        <table:table-row>
          <table:table-cell table:style-name="s2.A5" office:value-type="string">
            <text:p text:style-name="P12">4.0 mSv/h</text:p>
          </table:table-cell>
          <table:table-cell table:style-name="s2.B5" office:value-type="string">
            <text:p text:style-name="P13">$2-<text:span text:style-name="T10">dn</text:span></text:p>
          </table:table-cell>
          <table:table-cell table:style-name="s2.B5" office:value-type="string">
            <text:p text:style-name="P21"><text:s text:c="2"/>$2-<text:span text:style-name="T10">dd <text:s/></text:span></text:p>
            <text:p text:style-name="P16">180s</text:p>
          </table:table-cell>
          <table:table-cell table:style-name="s2.B5" office:value-type="string">
            <text:p text:style-name="P13">$2-d_dev</text:p>
          </table:table-cell>
          <table:table-cell table:style-name="s2.B5" office:value-type="string">
            <text:p text:style-name="P13">$2-dose</text:p>
          </table:table-cell>
          <table:table-cell table:style-name="s2.B5" office:value-type="string">
            <text:p text:style-name="P13">$2-d_res</text:p>
          </table:table-cell>
          <table:table-cell table:style-name="s2.B5" office:value-type="string">
            <text:p text:style-name="P13">$2-o_pog</text:p>
          </table:table-cell>
          <table:table-cell table:style-name="s2.B5" office:value-type="string">
            <text:p text:style-name="P13">$2-d_gran</text:p>
          </table:table-cell>
          <table:table-cell table:style-name="s2.I5" office:value-type="string">
            <text:p text:style-name="P12">±<text:span text:style-name="T19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3"><text:span text:style-name="T2">AT3509 </text:span><text:span text:style-name="T10">(</text:span><text:span text:style-name="T44">γ</text:span><text:span text:style-name="T10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7">Dose rate at check point,</text:p>
            <text:p text:style-name="P11"><text:span text:style-name="T28">Ḣ</text:span><text:span text:style-name="T24">oi</text:span><text:span text:style-name="T31">(10)</text:span></text:p>
          </table:table-cell>
          <table:table-cell table:style-name="t3.B2" office:value-type="string">
            <text:p text:style-name="P48">Radia-tion source <text:s/>number</text:p>
          </table:table-cell>
          <table:table-cell table:style-name="t3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3.B2" office:value-type="string">
            <text:p text:style-name="P32"><text:span text:style-name="T10">Dose rate measurement at check point</text:span>,</text:p>
            <text:p text:style-name="P32"><text:span text:style-name="T28">Ḣ</text:span><text:span text:style-name="T35">*</text:span><text:span text:style-name="T24">i</text:span><text:span text:style-name="T31">(10)</text:span></text:p>
          </table:table-cell>
          <table:table-cell table:style-name="t3.B2" office:value-type="string">
            <text:p text:style-name="P29"><text:span text:style-name="T10">Average value</text:span>, </text:p>
            <text:p text:style-name="P30"><text:span text:style-name="T11">H</text:span><text:span text:style-name="T24">pi</text:span><text:span text:style-name="T31">(10)</text:span></text:p>
          </table:table-cell>
          <table:table-cell table:style-name="t3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t3.B2" office:value-type="string">
            <text:p text:style-name="P19"><text:span text:style-name="T36">Relative standard deviation</text:span>,</text:p>
            <text:p text:style-name="P19"><text:span text:style-name="T10">S</text:span><text:span text:style-name="T24">i</text:span><text:span text:style-name="T10">, %</text:span></text:p>
          </table:table-cell>
          <table:table-cell table:style-name="t3.B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t3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3.A3" office:value-type="string">
            <text:p text:style-name="P37">Background</text:p>
          </table:table-cell>
          <table:table-cell table:style-name="t3.B3" office:value-type="string">
            <text:p text:style-name="P33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3">$3-bg0</text:p>
              <text:p text:style-name="P33">$3-bg1</text:p>
              <text:p text:style-name="P33">$3-bg2</text:p>
              <text:p text:style-name="P33">$3-bg3</text:p>
              <text:p text:style-name="P33">$3-bg4</text:p>
              <text:p text:style-name="P33">$3-bg5</text:p>
              <text:p text:style-name="P33">$3-bg6</text:p>
              <text:p text:style-name="P33">$3-bg7</text:p>
              <text:p text:style-name="P31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µ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3">$3-m00</text:p>
              <text:p text:style-name="P33">$3-m01</text:p>
              <text:p text:style-name="P33">$3-m02</text:p>
              <text:p text:style-name="P33">$3-m03</text:p>
              <text:p text:style-name="P33">$3-m04</text:p>
              <text:p text:style-name="P33">$3-m05</text:p>
              <text:p text:style-name="P33">$3-m06</text:p>
              <text:p text:style-name="P33">$3-m07</text:p>
              <text:p text:style-name="P33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30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3">$3-m11</text:p>
              <text:p text:style-name="P33">$3-m12</text:p>
              <text:p text:style-name="P33">$3-m13</text:p>
              <text:p text:style-name="P33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19">15</text:span></text:p>
          </table:table-cell>
        </table:table-row>
        <table:table-row>
          <table:table-cell table:style-name="t3.A6" office:value-type="string">
            <text:p text:style-name="P12"><text:span text:style-name="T10">800.0</text:span> mSv/h</text:p>
          </table:table-cell>
          <table:table-cell table:style-name="t3.B6" office:value-type="string">
            <text:p text:style-name="P13">$3-n2</text:p>
          </table:table-cell>
          <table:table-cell table:style-name="t3.B6" office:value-type="string">
            <text:p text:style-name="P13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3">$3-m21</text:p>
              <text:p text:style-name="P33">$3-m22</text:p>
              <text:p text:style-name="P33">$3-m23</text:p>
              <text:p text:style-name="P33">$3-m24</text:p>
            </text:section>
          </table:table-cell>
          <table:table-cell table:style-name="t3.B6" office:value-type="string">
            <text:p text:style-name="P13">$3-av2</text:p>
          </table:table-cell>
          <table:table-cell table:style-name="t3.B6" office:value-type="string">
            <text:p text:style-name="P13">$3-o2</text:p>
          </table:table-cell>
          <table:table-cell table:style-name="t3.B6" office:value-type="string">
            <text:p text:style-name="P13">$3-q2</text:p>
          </table:table-cell>
          <table:table-cell table:style-name="t3.B6" office:value-type="string">
            <text:p text:style-name="P13">$3-do2</text:p>
          </table:table-cell>
          <table:table-cell table:style-name="t3.I6" office:value-type="string">
            <text:p text:style-name="P12">±15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3"><text:span text:style-name="T2">AT3509 </text:span><text:span text:style-name="T10">(</text:span><text:span text:style-name="T44">γ</text:span><text:span text:style-name="T10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4">p</text:span><text:span text:style-name="T23">0</text:span><text:span text:style-name="T10">(10)</text:span></text:p>
          </table:table-cell>
          <table:table-cell table:style-name="s3.B2" table:number-rows-spanned="2" office:value-type="string">
            <text:p text:style-name="P48">Radiation source <text:s/>number</text:p>
          </table:table-cell>
          <table:table-cell table:style-name="s3.B2" table:number-rows-spanned="2" office:value-type="string">
            <text:p text:style-name="P35"><text:s text:c="2"/>d, cm<text:span text:style-name="T19"> <text:s/></text:span></text:p>
            <text:p text:style-name="P36">t, s</text:p>
          </table:table-cell>
          <table:table-cell table:style-name="s3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s3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s3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1"><text:span text:style-name="T11">H</text:span><text:span text:style-name="T24">pi</text:span><text:span text:style-name="T10">(10)</text:span></text:p>
          </table:table-cell>
          <table:table-cell table:style-name="s3.D3" office:value-type="string">
            <text:p text:style-name="P31"><text:span text:style-name="T11">H</text:span><text:span text:style-name="T24">pi</text:span><text:span text:style-name="T10">(10)</text:span><text:span text:style-name="T23">meas</text:span><text:span text:style-name="T22">.</text:span></text:p>
          </table:table-cell>
          <table:table-cell table:style-name="s3.D3" office:value-type="string">
            <text:p text:style-name="P31"><text:span text:style-name="T11">H</text:span><text:span text:style-name="T24">pi</text:span><text:span text:style-name="T15">(10)</text:span><text:span text:style-name="T25">meas</text:span><text:span text:style-name="T27">.</text:span><text:span text:style-name="T32">-</text:span><text:span text:style-name="T11">H</text:span><text:span text:style-name="T24">p</text:span><text:span text:style-name="T23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µSv/h</text:p>
          </table:table-cell>
          <table:table-cell table:style-name="s3.B4" office:value-type="string">
            <text:p text:style-name="P13">$3-<text:span text:style-name="T10">dn_</text:span><text:span text:style-name="T19">3</text:span></text:p>
          </table:table-cell>
          <table:table-cell table:style-name="s3.B4" office:value-type="string">
            <text:p text:style-name="P21"><text:s text:c="2"/>$3-<text:span text:style-name="T10">dd_</text:span><text:span text:style-name="T19">3</text:span> <text:s/></text:p>
            <text:p text:style-name="P18">360s</text:p>
          </table:table-cell>
          <table:table-cell table:style-name="s3.B4" office:value-type="string">
            <text:p text:style-name="P13">$3-d_dev_<text:span text:style-name="T19">3</text:span></text:p>
          </table:table-cell>
          <table:table-cell table:style-name="s3.B4" office:value-type="string">
            <text:p text:style-name="P13">$3-dose_<text:span text:style-name="T19">3</text:span></text:p>
          </table:table-cell>
          <table:table-cell table:style-name="s3.B4" office:value-type="string">
            <text:p text:style-name="P13">$3-d_res_<text:span text:style-name="T19">3</text:span></text:p>
          </table:table-cell>
          <table:table-cell table:style-name="s3.B4" office:value-type="string">
            <text:p text:style-name="P13">$3-o_pog_<text:span text:style-name="T19">3</text:span></text:p>
          </table:table-cell>
          <table:table-cell table:style-name="s3.B4" office:value-type="string">
            <text:p text:style-name="P13">$3-d_gran_<text:span text:style-name="T19">3</text:span></text:p>
          </table:table-cell>
          <table:table-cell table:style-name="s3.I4" office:value-type="string">
            <text:p text:style-name="P12">±<text:span text:style-name="T10">15</text:span></text:p>
          </table:table-cell>
        </table:table-row>
        <table:table-row>
          <table:table-cell table:style-name="s3.A5" office:value-type="string">
            <text:p text:style-name="P12">4.0 mSv/h</text:p>
          </table:table-cell>
          <table:table-cell table:style-name="s3.B5" office:value-type="string">
            <text:p text:style-name="P13">$3-<text:span text:style-name="T10">dn</text:span></text:p>
          </table:table-cell>
          <table:table-cell table:style-name="s3.B5" office:value-type="string">
            <text:p text:style-name="P21"><text:s text:c="2"/>$3-<text:span text:style-name="T10">dd </text:span><text:s/></text:p>
            <text:p text:style-name="P16">180s</text:p>
          </table:table-cell>
          <table:table-cell table:style-name="s3.B5" office:value-type="string">
            <text:p text:style-name="P13">$3-d_dev</text:p>
          </table:table-cell>
          <table:table-cell table:style-name="s3.B5" office:value-type="string">
            <text:p text:style-name="P13">$3-dose</text:p>
          </table:table-cell>
          <table:table-cell table:style-name="s3.B5" office:value-type="string">
            <text:p text:style-name="P13">$3-d_res</text:p>
          </table:table-cell>
          <table:table-cell table:style-name="s3.B5" office:value-type="string">
            <text:p text:style-name="P13">$3-o_pog</text:p>
          </table:table-cell>
          <table:table-cell table:style-name="s3.B5" office:value-type="string">
            <text:p text:style-name="P13">$3-d_gran</text:p>
          </table:table-cell>
          <table:table-cell table:style-name="s3.I5" office:value-type="string">
            <text:p text:style-name="P12">±<text:span text:style-name="T19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3"><text:span text:style-name="T2">AT3509 </text:span><text:span text:style-name="T10">(</text:span><text:span text:style-name="T44">γ</text:span><text:span text:style-name="T10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7">Dose rate at check point,</text:p>
            <text:p text:style-name="P11"><text:span text:style-name="T28">Ḣ</text:span><text:span text:style-name="T24">oi</text:span><text:span text:style-name="T31">(10)</text:span></text:p>
          </table:table-cell>
          <table:table-cell table:style-name="t4.B2" office:value-type="string">
            <text:p text:style-name="P48">Radia-tion source <text:s/>number</text:p>
          </table:table-cell>
          <table:table-cell table:style-name="t4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4.B2" office:value-type="string">
            <text:p text:style-name="P32"><text:span text:style-name="T10">Dose rate measurement at check point</text:span>,</text:p>
            <text:p text:style-name="P32"><text:span text:style-name="T28">Ḣ</text:span><text:span text:style-name="T35">*</text:span><text:span text:style-name="T24">i</text:span><text:span text:style-name="T31">(10)</text:span></text:p>
          </table:table-cell>
          <table:table-cell table:style-name="t4.B2" office:value-type="string">
            <text:p text:style-name="P29"><text:span text:style-name="T10">Average value</text:span>, </text:p>
            <text:p text:style-name="P30"><text:span text:style-name="T11">H</text:span><text:span text:style-name="T24">pi</text:span><text:span text:style-name="T31">(10)</text:span></text:p>
          </table:table-cell>
          <table:table-cell table:style-name="t4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t4.B2" office:value-type="string">
            <text:p text:style-name="P19"><text:span text:style-name="T36">Relative standard deviation</text:span>,</text:p>
            <text:p text:style-name="P19"><text:span text:style-name="T10">S</text:span><text:span text:style-name="T24">i</text:span><text:span text:style-name="T10">, %</text:span></text:p>
          </table:table-cell>
          <table:table-cell table:style-name="t4.B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t4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4.A3" office:value-type="string">
            <text:p text:style-name="P37">Background</text:p>
          </table:table-cell>
          <table:table-cell table:style-name="t4.B3" office:value-type="string">
            <text:p text:style-name="P33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3">$4-bg0</text:p>
              <text:p text:style-name="P33">$4-bg1</text:p>
              <text:p text:style-name="P33">$4-bg2</text:p>
              <text:p text:style-name="P33">$4-bg3</text:p>
              <text:p text:style-name="P33">$4-bg4</text:p>
              <text:p text:style-name="P33">$4-bg5</text:p>
              <text:p text:style-name="P33">$4-bg6</text:p>
              <text:p text:style-name="P33">$4-bg7</text:p>
              <text:p text:style-name="P31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µ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3">$4-m00</text:p>
              <text:p text:style-name="P33">$4-m01</text:p>
              <text:p text:style-name="P33">$4-m02</text:p>
              <text:p text:style-name="P33">$4-m03</text:p>
              <text:p text:style-name="P33">$4-m04</text:p>
              <text:p text:style-name="P33">$4-m05</text:p>
              <text:p text:style-name="P33">$4-m06</text:p>
              <text:p text:style-name="P33">$4-m07</text:p>
              <text:p text:style-name="P33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30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3">$4-m11</text:p>
              <text:p text:style-name="P33">$4-m12</text:p>
              <text:p text:style-name="P33">$4-m13</text:p>
              <text:p text:style-name="P33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19">15</text:span></text:p>
          </table:table-cell>
        </table:table-row>
        <table:table-row>
          <table:table-cell table:style-name="t4.A6" office:value-type="string">
            <text:p text:style-name="P12"><text:span text:style-name="T10">800.0</text:span> mSv/h</text:p>
          </table:table-cell>
          <table:table-cell table:style-name="t4.B6" office:value-type="string">
            <text:p text:style-name="P13">$4-n2</text:p>
          </table:table-cell>
          <table:table-cell table:style-name="t4.B6" office:value-type="string">
            <text:p text:style-name="P13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3">$4-m21</text:p>
              <text:p text:style-name="P33">$4-m22</text:p>
              <text:p text:style-name="P33">$4-m23</text:p>
              <text:p text:style-name="P33">$4-m24</text:p>
            </text:section>
          </table:table-cell>
          <table:table-cell table:style-name="t4.B6" office:value-type="string">
            <text:p text:style-name="P13">$4-av2</text:p>
          </table:table-cell>
          <table:table-cell table:style-name="t4.B6" office:value-type="string">
            <text:p text:style-name="P13">$4-o2</text:p>
          </table:table-cell>
          <table:table-cell table:style-name="t4.B6" office:value-type="string">
            <text:p text:style-name="P13">$4-q2</text:p>
          </table:table-cell>
          <table:table-cell table:style-name="t4.B6" office:value-type="string">
            <text:p text:style-name="P13">$4-do2</text:p>
          </table:table-cell>
          <table:table-cell table:style-name="t4.I6" office:value-type="string">
            <text:p text:style-name="P12">±15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3"><text:span text:style-name="T2">AT3509 </text:span><text:span text:style-name="T10">(</text:span><text:span text:style-name="T44">γ</text:span><text:span text:style-name="T10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4">p</text:span><text:span text:style-name="T23">0</text:span><text:span text:style-name="T10">(10)</text:span></text:p>
          </table:table-cell>
          <table:table-cell table:style-name="s4.B2" table:number-rows-spanned="2" office:value-type="string">
            <text:p text:style-name="P48">Radiation source <text:s/>number</text:p>
          </table:table-cell>
          <table:table-cell table:style-name="s4.B2" table:number-rows-spanned="2" office:value-type="string">
            <text:p text:style-name="P35"><text:s text:c="2"/>d, cm<text:span text:style-name="T19"> <text:s/></text:span></text:p>
            <text:p text:style-name="P36">t, s</text:p>
          </table:table-cell>
          <table:table-cell table:style-name="s4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s4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s4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1"><text:span text:style-name="T11">H</text:span><text:span text:style-name="T24">pi</text:span><text:span text:style-name="T10">(10)</text:span></text:p>
          </table:table-cell>
          <table:table-cell table:style-name="s4.D3" office:value-type="string">
            <text:p text:style-name="P31"><text:span text:style-name="T11">H</text:span><text:span text:style-name="T24">pi</text:span><text:span text:style-name="T10">(10)</text:span><text:span text:style-name="T23">meas</text:span><text:span text:style-name="T22">.</text:span></text:p>
          </table:table-cell>
          <table:table-cell table:style-name="s4.D3" office:value-type="string">
            <text:p text:style-name="P31"><text:span text:style-name="T11">H</text:span><text:span text:style-name="T24">pi</text:span><text:span text:style-name="T15">(10)</text:span><text:span text:style-name="T25">meas</text:span><text:span text:style-name="T27">.</text:span><text:span text:style-name="T32">-</text:span><text:span text:style-name="T11">H</text:span><text:span text:style-name="T24">p</text:span><text:span text:style-name="T23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µSv/h</text:p>
          </table:table-cell>
          <table:table-cell table:style-name="s4.B4" office:value-type="string">
            <text:p text:style-name="P13">$4-<text:span text:style-name="T10">dn_</text:span><text:span text:style-name="T19">3</text:span></text:p>
          </table:table-cell>
          <table:table-cell table:style-name="s4.B4" office:value-type="string">
            <text:p text:style-name="P21"><text:s text:c="2"/>$4-<text:span text:style-name="T10">dd_</text:span><text:span text:style-name="T19">3</text:span> <text:s/></text:p>
            <text:p text:style-name="P18">360s</text:p>
          </table:table-cell>
          <table:table-cell table:style-name="s4.B4" office:value-type="string">
            <text:p text:style-name="P13">$4-d_dev_<text:span text:style-name="T19">3</text:span></text:p>
          </table:table-cell>
          <table:table-cell table:style-name="s4.B4" office:value-type="string">
            <text:p text:style-name="P13">$4-dose_<text:span text:style-name="T19">3</text:span></text:p>
          </table:table-cell>
          <table:table-cell table:style-name="s4.B4" office:value-type="string">
            <text:p text:style-name="P13">$4-d_res_<text:span text:style-name="T19">3</text:span></text:p>
          </table:table-cell>
          <table:table-cell table:style-name="s4.B4" office:value-type="string">
            <text:p text:style-name="P13">$4-o_pog_<text:span text:style-name="T19">3</text:span></text:p>
          </table:table-cell>
          <table:table-cell table:style-name="s4.B4" office:value-type="string">
            <text:p text:style-name="P13">$4-d_gran_<text:span text:style-name="T19">3</text:span></text:p>
          </table:table-cell>
          <table:table-cell table:style-name="s4.I4" office:value-type="string">
            <text:p text:style-name="P12">±<text:span text:style-name="T10">15</text:span></text:p>
          </table:table-cell>
        </table:table-row>
        <table:table-row>
          <table:table-cell table:style-name="s4.A5" office:value-type="string">
            <text:p text:style-name="P12">4.0 mSv/h</text:p>
          </table:table-cell>
          <table:table-cell table:style-name="s4.B5" office:value-type="string">
            <text:p text:style-name="P13">$4-<text:span text:style-name="T10">dn</text:span></text:p>
          </table:table-cell>
          <table:table-cell table:style-name="s4.B5" office:value-type="string">
            <text:p text:style-name="P21"><text:s text:c="2"/>$4<text:span text:style-name="T10">-dd</text:span> <text:s/></text:p>
            <text:p text:style-name="P16">180s</text:p>
          </table:table-cell>
          <table:table-cell table:style-name="s4.B5" office:value-type="string">
            <text:p text:style-name="P13">$4-d_dev</text:p>
          </table:table-cell>
          <table:table-cell table:style-name="s4.B5" office:value-type="string">
            <text:p text:style-name="P13">$4-dose</text:p>
          </table:table-cell>
          <table:table-cell table:style-name="s4.B5" office:value-type="string">
            <text:p text:style-name="P13">$4-d_res</text:p>
          </table:table-cell>
          <table:table-cell table:style-name="s4.B5" office:value-type="string">
            <text:p text:style-name="P13">$4-o_pog</text:p>
          </table:table-cell>
          <table:table-cell table:style-name="s4.B5" office:value-type="string">
            <text:p text:style-name="P13">$4-d_gran</text:p>
          </table:table-cell>
          <table:table-cell table:style-name="s4.I5" office:value-type="string">
            <text:p text:style-name="P12">±<text:span text:style-name="T19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3"><text:span text:style-name="T2">AT3509 </text:span><text:span text:style-name="T10">(</text:span><text:span text:style-name="T44">γ</text:span><text:span text:style-name="T10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7">Dose rate at check point,</text:p>
            <text:p text:style-name="P11"><text:span text:style-name="T28">Ḣ</text:span><text:span text:style-name="T24">oi</text:span><text:span text:style-name="T31">(10)</text:span></text:p>
          </table:table-cell>
          <table:table-cell table:style-name="t5.B2" office:value-type="string">
            <text:p text:style-name="P48">Radia-tion source <text:s/>number</text:p>
          </table:table-cell>
          <table:table-cell table:style-name="t5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5.B2" office:value-type="string">
            <text:p text:style-name="P32"><text:span text:style-name="T10">Dose rate measurement at check point</text:span>,</text:p>
            <text:p text:style-name="P32"><text:span text:style-name="T28">Ḣ</text:span><text:span text:style-name="T35">*</text:span><text:span text:style-name="T24">i</text:span><text:span text:style-name="T31">(10)</text:span></text:p>
          </table:table-cell>
          <table:table-cell table:style-name="t5.B2" office:value-type="string">
            <text:p text:style-name="P29"><text:span text:style-name="T10">Average value</text:span>, </text:p>
            <text:p text:style-name="P30"><text:span text:style-name="T11">H</text:span><text:span text:style-name="T24">pi</text:span><text:span text:style-name="T31">(10)</text:span></text:p>
          </table:table-cell>
          <table:table-cell table:style-name="t5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t5.B2" office:value-type="string">
            <text:p text:style-name="P19"><text:span text:style-name="T36">Relative standard deviation</text:span>,</text:p>
            <text:p text:style-name="P19"><text:span text:style-name="T10">S</text:span><text:span text:style-name="T24">i</text:span><text:span text:style-name="T10">, %</text:span></text:p>
          </table:table-cell>
          <table:table-cell table:style-name="t5.B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t5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5.A3" office:value-type="string">
            <text:p text:style-name="P37">Background</text:p>
          </table:table-cell>
          <table:table-cell table:style-name="t5.B3" office:value-type="string">
            <text:p text:style-name="P33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3">$5-bg0</text:p>
              <text:p text:style-name="P33">$5-bg1</text:p>
              <text:p text:style-name="P33">$5-bg2</text:p>
              <text:p text:style-name="P33">$5-bg3</text:p>
              <text:p text:style-name="P33">$5-bg4</text:p>
              <text:p text:style-name="P33">$5-bg5</text:p>
              <text:p text:style-name="P33">$5-bg6</text:p>
              <text:p text:style-name="P33">$5-bg7</text:p>
              <text:p text:style-name="P31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µ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3">$5-m00</text:p>
              <text:p text:style-name="P33">$5-m01</text:p>
              <text:p text:style-name="P33">$5-m02</text:p>
              <text:p text:style-name="P33">$5-m03</text:p>
              <text:p text:style-name="P33">$5-m04</text:p>
              <text:p text:style-name="P33">$5-m05</text:p>
              <text:p text:style-name="P33">$5-m06</text:p>
              <text:p text:style-name="P33">$5-m07</text:p>
              <text:p text:style-name="P33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30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3">$5-m11</text:p>
              <text:p text:style-name="P33">$5-m12</text:p>
              <text:p text:style-name="P33">$5-m13</text:p>
              <text:p text:style-name="P33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19">15</text:span></text:p>
          </table:table-cell>
        </table:table-row>
        <table:table-row>
          <table:table-cell table:style-name="t5.A6" office:value-type="string">
            <text:p text:style-name="P12"><text:span text:style-name="T10">800.0</text:span> mSv/h</text:p>
          </table:table-cell>
          <table:table-cell table:style-name="t5.B6" office:value-type="string">
            <text:p text:style-name="P13">$5-n2</text:p>
          </table:table-cell>
          <table:table-cell table:style-name="t5.B6" office:value-type="string">
            <text:p text:style-name="P13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3">$5-m21</text:p>
              <text:p text:style-name="P33">$5-m22</text:p>
              <text:p text:style-name="P33">$5-m23</text:p>
              <text:p text:style-name="P33">$5-m24</text:p>
            </text:section>
          </table:table-cell>
          <table:table-cell table:style-name="t5.B6" office:value-type="string">
            <text:p text:style-name="P13">$5-av2</text:p>
          </table:table-cell>
          <table:table-cell table:style-name="t5.B6" office:value-type="string">
            <text:p text:style-name="P13">$5-o2</text:p>
          </table:table-cell>
          <table:table-cell table:style-name="t5.B6" office:value-type="string">
            <text:p text:style-name="P13">$5-q2</text:p>
          </table:table-cell>
          <table:table-cell table:style-name="t5.B6" office:value-type="string">
            <text:p text:style-name="P13">$5-do2</text:p>
          </table:table-cell>
          <table:table-cell table:style-name="t5.I6" office:value-type="string">
            <text:p text:style-name="P12">±15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3"><text:span text:style-name="T2">AT3509 </text:span><text:span text:style-name="T10">(</text:span><text:span text:style-name="T44">γ</text:span><text:span text:style-name="T10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4">p</text:span><text:span text:style-name="T23">0</text:span><text:span text:style-name="T10">(10)</text:span></text:p>
          </table:table-cell>
          <table:table-cell table:style-name="s5.B2" table:number-rows-spanned="2" office:value-type="string">
            <text:p text:style-name="P48">Radiation source <text:s/>number</text:p>
          </table:table-cell>
          <table:table-cell table:style-name="s5.B2" table:number-rows-spanned="2" office:value-type="string">
            <text:p text:style-name="P35"><text:s text:c="2"/>d, cm<text:span text:style-name="T19"> <text:s/></text:span></text:p>
            <text:p text:style-name="P36">t, s</text:p>
          </table:table-cell>
          <table:table-cell table:style-name="s5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s5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s5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1"><text:span text:style-name="T11">H</text:span><text:span text:style-name="T24">pi</text:span><text:span text:style-name="T10">(10)</text:span></text:p>
          </table:table-cell>
          <table:table-cell table:style-name="s5.D3" office:value-type="string">
            <text:p text:style-name="P31"><text:span text:style-name="T11">H</text:span><text:span text:style-name="T24">pi</text:span><text:span text:style-name="T10">(10)</text:span><text:span text:style-name="T23">meas</text:span><text:span text:style-name="T22">.</text:span></text:p>
          </table:table-cell>
          <table:table-cell table:style-name="s5.D3" office:value-type="string">
            <text:p text:style-name="P31"><text:span text:style-name="T11">H</text:span><text:span text:style-name="T24">pi</text:span><text:span text:style-name="T15">(10)</text:span><text:span text:style-name="T25">meas</text:span><text:span text:style-name="T27">.</text:span><text:span text:style-name="T32">-</text:span><text:span text:style-name="T11">H</text:span><text:span text:style-name="T24">p</text:span><text:span text:style-name="T23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µSv/h</text:p>
          </table:table-cell>
          <table:table-cell table:style-name="s5.B4" office:value-type="string">
            <text:p text:style-name="P13">$5-<text:span text:style-name="T10">dn_</text:span><text:span text:style-name="T19">3</text:span></text:p>
          </table:table-cell>
          <table:table-cell table:style-name="s5.B4" office:value-type="string">
            <text:p text:style-name="P21"><text:s text:c="2"/>$5-<text:span text:style-name="T10">dd_</text:span><text:span text:style-name="T19">3</text:span> <text:s/></text:p>
            <text:p text:style-name="P18">360s</text:p>
          </table:table-cell>
          <table:table-cell table:style-name="s5.B4" office:value-type="string">
            <text:p text:style-name="P13">$5-d_dev_<text:span text:style-name="T19">3</text:span></text:p>
          </table:table-cell>
          <table:table-cell table:style-name="s5.B4" office:value-type="string">
            <text:p text:style-name="P13">$5-dose_<text:span text:style-name="T19">3</text:span></text:p>
          </table:table-cell>
          <table:table-cell table:style-name="s5.B4" office:value-type="string">
            <text:p text:style-name="P13">$5-d_res_<text:span text:style-name="T19">3</text:span></text:p>
          </table:table-cell>
          <table:table-cell table:style-name="s5.B4" office:value-type="string">
            <text:p text:style-name="P13">$5-o_pog_<text:span text:style-name="T19">3</text:span></text:p>
          </table:table-cell>
          <table:table-cell table:style-name="s5.B4" office:value-type="string">
            <text:p text:style-name="P13">$5-d_gran_<text:span text:style-name="T19">3</text:span></text:p>
          </table:table-cell>
          <table:table-cell table:style-name="s5.I4" office:value-type="string">
            <text:p text:style-name="P12">±<text:span text:style-name="T10">15</text:span></text:p>
          </table:table-cell>
        </table:table-row>
        <table:table-row>
          <table:table-cell table:style-name="s5.A5" office:value-type="string">
            <text:p text:style-name="P12">4.0 mSv/h</text:p>
          </table:table-cell>
          <table:table-cell table:style-name="s5.B5" office:value-type="string">
            <text:p text:style-name="P13">$5-<text:span text:style-name="T10">dn</text:span></text:p>
          </table:table-cell>
          <table:table-cell table:style-name="s5.B5" office:value-type="string">
            <text:p text:style-name="P21"><text:s text:c="2"/>$5-<text:span text:style-name="T10">dd </text:span></text:p>
            <text:p text:style-name="P16">180s</text:p>
          </table:table-cell>
          <table:table-cell table:style-name="s5.B5" office:value-type="string">
            <text:p text:style-name="P13">$5-d_dev</text:p>
          </table:table-cell>
          <table:table-cell table:style-name="s5.B5" office:value-type="string">
            <text:p text:style-name="P13">$5-dose</text:p>
          </table:table-cell>
          <table:table-cell table:style-name="s5.B5" office:value-type="string">
            <text:p text:style-name="P13">$5-d_res</text:p>
          </table:table-cell>
          <table:table-cell table:style-name="s5.B5" office:value-type="string">
            <text:p text:style-name="P13">$5-o_pog</text:p>
          </table:table-cell>
          <table:table-cell table:style-name="s5.B5" office:value-type="string">
            <text:p text:style-name="P13">$5-d_gran</text:p>
          </table:table-cell>
          <table:table-cell table:style-name="s5.I5" office:value-type="string">
            <text:p text:style-name="P12">±<text:span text:style-name="T19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3"><text:span text:style-name="T2">AT3509 </text:span><text:span text:style-name="T10">(</text:span><text:span text:style-name="T44">γ</text:span><text:span text:style-name="T10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7">Dose rate at check point,</text:p>
            <text:p text:style-name="P11"><text:span text:style-name="T28">Ḣ</text:span><text:span text:style-name="T24">oi</text:span><text:span text:style-name="T31">(10)</text:span></text:p>
          </table:table-cell>
          <table:table-cell table:style-name="t6.B2" office:value-type="string">
            <text:p text:style-name="P48">Radia-tion source <text:s/>number</text:p>
          </table:table-cell>
          <table:table-cell table:style-name="t6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6.B2" office:value-type="string">
            <text:p text:style-name="P32"><text:span text:style-name="T10">Dose rate measurement at check point</text:span>,</text:p>
            <text:p text:style-name="P32"><text:span text:style-name="T28">Ḣ</text:span><text:span text:style-name="T35">*</text:span><text:span text:style-name="T24">i</text:span><text:span text:style-name="T31">(10)</text:span></text:p>
          </table:table-cell>
          <table:table-cell table:style-name="t6.B2" office:value-type="string">
            <text:p text:style-name="P29"><text:span text:style-name="T10">Average value</text:span>, </text:p>
            <text:p text:style-name="P30"><text:span text:style-name="T11">H</text:span><text:span text:style-name="T24">pi</text:span><text:span text:style-name="T31">(10)</text:span></text:p>
          </table:table-cell>
          <table:table-cell table:style-name="t6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t6.B2" office:value-type="string">
            <text:p text:style-name="P19"><text:span text:style-name="T36">Relative standard deviation</text:span>,</text:p>
            <text:p text:style-name="P19"><text:span text:style-name="T10">S</text:span><text:span text:style-name="T24">i</text:span><text:span text:style-name="T10">, %</text:span></text:p>
          </table:table-cell>
          <table:table-cell table:style-name="t6.B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t6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6.A3" office:value-type="string">
            <text:p text:style-name="P37">Background</text:p>
          </table:table-cell>
          <table:table-cell table:style-name="t6.B3" office:value-type="string">
            <text:p text:style-name="P33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3">$6-bg0</text:p>
              <text:p text:style-name="P33">$6-bg1</text:p>
              <text:p text:style-name="P33">$6-bg2</text:p>
              <text:p text:style-name="P33">$6-bg3</text:p>
              <text:p text:style-name="P33">$6-bg4</text:p>
              <text:p text:style-name="P33">$6-bg5</text:p>
              <text:p text:style-name="P33">$6-bg6</text:p>
              <text:p text:style-name="P33">$6-bg7</text:p>
              <text:p text:style-name="P31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µ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3">$6-m00</text:p>
              <text:p text:style-name="P33">$6-m01</text:p>
              <text:p text:style-name="P33">$6-m02</text:p>
              <text:p text:style-name="P33">$6-m03</text:p>
              <text:p text:style-name="P33">$6-m04</text:p>
              <text:p text:style-name="P33">$6-m05</text:p>
              <text:p text:style-name="P33">$6-m06</text:p>
              <text:p text:style-name="P33">$6-m07</text:p>
              <text:p text:style-name="P33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30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3">$6-m11</text:p>
              <text:p text:style-name="P33">$6-m12</text:p>
              <text:p text:style-name="P33">$6-m13</text:p>
              <text:p text:style-name="P33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19">15</text:span></text:p>
          </table:table-cell>
        </table:table-row>
        <table:table-row>
          <table:table-cell table:style-name="t6.A6" office:value-type="string">
            <text:p text:style-name="P12"><text:span text:style-name="T10">800.0</text:span> mSv/h</text:p>
          </table:table-cell>
          <table:table-cell table:style-name="t6.B6" office:value-type="string">
            <text:p text:style-name="P13">$6-n2</text:p>
          </table:table-cell>
          <table:table-cell table:style-name="t6.B6" office:value-type="string">
            <text:p text:style-name="P13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3">$6-m21</text:p>
              <text:p text:style-name="P33">$6-m22</text:p>
              <text:p text:style-name="P33">$6-m23</text:p>
              <text:p text:style-name="P33">$6-m24</text:p>
            </text:section>
          </table:table-cell>
          <table:table-cell table:style-name="t6.B6" office:value-type="string">
            <text:p text:style-name="P13">$6-av2</text:p>
          </table:table-cell>
          <table:table-cell table:style-name="t6.B6" office:value-type="string">
            <text:p text:style-name="P13">$6-o2</text:p>
          </table:table-cell>
          <table:table-cell table:style-name="t6.B6" office:value-type="string">
            <text:p text:style-name="P13">$6-q2</text:p>
          </table:table-cell>
          <table:table-cell table:style-name="t6.B6" office:value-type="string">
            <text:p text:style-name="P13">$6-do2</text:p>
          </table:table-cell>
          <table:table-cell table:style-name="t6.I6" office:value-type="string">
            <text:p text:style-name="P12">±15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3"><text:span text:style-name="T2">AT3509 </text:span><text:span text:style-name="T10">(</text:span><text:span text:style-name="T44">γ</text:span><text:span text:style-name="T10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4">p</text:span><text:span text:style-name="T23">0</text:span><text:span text:style-name="T10">(10)</text:span></text:p>
          </table:table-cell>
          <table:table-cell table:style-name="s6.B2" table:number-rows-spanned="2" office:value-type="string">
            <text:p text:style-name="P48">Radiation source <text:s/>number</text:p>
          </table:table-cell>
          <table:table-cell table:style-name="s6.B2" table:number-rows-spanned="2" office:value-type="string">
            <text:p text:style-name="P35"><text:s text:c="2"/>d, cm<text:span text:style-name="T19"> <text:s/></text:span></text:p>
            <text:p text:style-name="P36">t, s</text:p>
          </table:table-cell>
          <table:table-cell table:style-name="s6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s6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s6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1"><text:span text:style-name="T11">H</text:span><text:span text:style-name="T24">pi</text:span><text:span text:style-name="T10">(10)</text:span></text:p>
          </table:table-cell>
          <table:table-cell table:style-name="s6.D3" office:value-type="string">
            <text:p text:style-name="P31"><text:span text:style-name="T11">H</text:span><text:span text:style-name="T24">pi</text:span><text:span text:style-name="T10">(10)</text:span><text:span text:style-name="T23">meas</text:span><text:span text:style-name="T22">.</text:span></text:p>
          </table:table-cell>
          <table:table-cell table:style-name="s6.D3" office:value-type="string">
            <text:p text:style-name="P31"><text:span text:style-name="T11">H</text:span><text:span text:style-name="T24">pi</text:span><text:span text:style-name="T15">(10)</text:span><text:span text:style-name="T25">meas</text:span><text:span text:style-name="T27">.</text:span><text:span text:style-name="T32">-</text:span><text:span text:style-name="T11">H</text:span><text:span text:style-name="T24">p</text:span><text:span text:style-name="T23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µSv/h</text:p>
          </table:table-cell>
          <table:table-cell table:style-name="s6.B4" office:value-type="string">
            <text:p text:style-name="P13">$6-<text:span text:style-name="T10">dn_</text:span><text:span text:style-name="T19">3</text:span></text:p>
          </table:table-cell>
          <table:table-cell table:style-name="s6.B4" office:value-type="string">
            <text:p text:style-name="P21"><text:s text:c="2"/>$6-<text:span text:style-name="T10">dd_</text:span><text:span text:style-name="T19">3</text:span> <text:s/></text:p>
            <text:p text:style-name="P18">360s</text:p>
          </table:table-cell>
          <table:table-cell table:style-name="s6.B4" office:value-type="string">
            <text:p text:style-name="P13">$6-d_dev_<text:span text:style-name="T19">3</text:span></text:p>
          </table:table-cell>
          <table:table-cell table:style-name="s6.B4" office:value-type="string">
            <text:p text:style-name="P13">$6-dose_<text:span text:style-name="T19">3</text:span></text:p>
          </table:table-cell>
          <table:table-cell table:style-name="s6.B4" office:value-type="string">
            <text:p text:style-name="P13">$6-d_res_<text:span text:style-name="T19">3</text:span></text:p>
          </table:table-cell>
          <table:table-cell table:style-name="s6.B4" office:value-type="string">
            <text:p text:style-name="P13">$6-o_pog_<text:span text:style-name="T19">3</text:span></text:p>
          </table:table-cell>
          <table:table-cell table:style-name="s6.B4" office:value-type="string">
            <text:p text:style-name="P13">$6-d_gran_<text:span text:style-name="T19">3</text:span></text:p>
          </table:table-cell>
          <table:table-cell table:style-name="s6.I4" office:value-type="string">
            <text:p text:style-name="P12">±<text:span text:style-name="T10">15</text:span></text:p>
          </table:table-cell>
        </table:table-row>
        <table:table-row>
          <table:table-cell table:style-name="s6.A5" office:value-type="string">
            <text:p text:style-name="P12">4.0 mSv/h</text:p>
          </table:table-cell>
          <table:table-cell table:style-name="s6.B5" office:value-type="string">
            <text:p text:style-name="P13">$6-<text:span text:style-name="T10">dn</text:span></text:p>
          </table:table-cell>
          <table:table-cell table:style-name="s6.B5" office:value-type="string">
            <text:p text:style-name="P21"><text:s text:c="2"/>$6<text:span text:style-name="T10">-dd</text:span> <text:s/></text:p>
            <text:p text:style-name="P16">180s</text:p>
          </table:table-cell>
          <table:table-cell table:style-name="s6.B5" office:value-type="string">
            <text:p text:style-name="P13">$6-d_dev</text:p>
          </table:table-cell>
          <table:table-cell table:style-name="s6.B5" office:value-type="string">
            <text:p text:style-name="P13">$6-dose</text:p>
          </table:table-cell>
          <table:table-cell table:style-name="s6.B5" office:value-type="string">
            <text:p text:style-name="P13">$6-d_res</text:p>
          </table:table-cell>
          <table:table-cell table:style-name="s6.B5" office:value-type="string">
            <text:p text:style-name="P13">$6-o_pog</text:p>
          </table:table-cell>
          <table:table-cell table:style-name="s6.B5" office:value-type="string">
            <text:p text:style-name="P13">$6-d_gran</text:p>
          </table:table-cell>
          <table:table-cell table:style-name="s6.I5" office:value-type="string">
            <text:p text:style-name="P12">±<text:span text:style-name="T19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3"><text:span text:style-name="T2">AT3509 </text:span><text:span text:style-name="T10">(</text:span><text:span text:style-name="T44">γ</text:span><text:span text:style-name="T10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7">Dose rate at check point,</text:p>
            <text:p text:style-name="P11"><text:span text:style-name="T28">Ḣ</text:span><text:span text:style-name="T24">oi</text:span><text:span text:style-name="T31">(10)</text:span></text:p>
          </table:table-cell>
          <table:table-cell table:style-name="t7.B2" office:value-type="string">
            <text:p text:style-name="P48">Radia-tion source <text:s/>number</text:p>
          </table:table-cell>
          <table:table-cell table:style-name="t7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7.B2" office:value-type="string">
            <text:p text:style-name="P32"><text:span text:style-name="T10">Dose rate measurement at check point</text:span>,</text:p>
            <text:p text:style-name="P32"><text:span text:style-name="T28">Ḣ</text:span><text:span text:style-name="T35">*</text:span><text:span text:style-name="T24">i</text:span><text:span text:style-name="T31">(10)</text:span></text:p>
          </table:table-cell>
          <table:table-cell table:style-name="t7.B2" office:value-type="string">
            <text:p text:style-name="P29"><text:span text:style-name="T10">Average value</text:span>, </text:p>
            <text:p text:style-name="P30"><text:span text:style-name="T11">H</text:span><text:span text:style-name="T24">pi</text:span><text:span text:style-name="T31">(10)</text:span></text:p>
          </table:table-cell>
          <table:table-cell table:style-name="t7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t7.B2" office:value-type="string">
            <text:p text:style-name="P19"><text:span text:style-name="T36">Relative standard deviation</text:span>,</text:p>
            <text:p text:style-name="P19"><text:span text:style-name="T10">S</text:span><text:span text:style-name="T24">i</text:span><text:span text:style-name="T10">, %</text:span></text:p>
          </table:table-cell>
          <table:table-cell table:style-name="t7.B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t7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7.A3" office:value-type="string">
            <text:p text:style-name="P37">Background</text:p>
          </table:table-cell>
          <table:table-cell table:style-name="t7.B3" office:value-type="string">
            <text:p text:style-name="P33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3">$7-bg0</text:p>
              <text:p text:style-name="P33">$7-bg1</text:p>
              <text:p text:style-name="P33">$7-bg2</text:p>
              <text:p text:style-name="P33">$7-bg3</text:p>
              <text:p text:style-name="P33">$7-bg4</text:p>
              <text:p text:style-name="P33">$7-bg5</text:p>
              <text:p text:style-name="P33">$7-bg6</text:p>
              <text:p text:style-name="P33">$7-bg7</text:p>
              <text:p text:style-name="P31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µ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3">$7-m00</text:p>
              <text:p text:style-name="P33">$7-m01</text:p>
              <text:p text:style-name="P33">$7-m02</text:p>
              <text:p text:style-name="P33">$7-m03</text:p>
              <text:p text:style-name="P33">$7-m04</text:p>
              <text:p text:style-name="P33">$7-m05</text:p>
              <text:p text:style-name="P33">$7-m06</text:p>
              <text:p text:style-name="P33">$7-m07</text:p>
              <text:p text:style-name="P33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30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3">$7-m11</text:p>
              <text:p text:style-name="P33">$7-m12</text:p>
              <text:p text:style-name="P33">$7-m13</text:p>
              <text:p text:style-name="P33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19">15</text:span></text:p>
          </table:table-cell>
        </table:table-row>
        <table:table-row>
          <table:table-cell table:style-name="t7.A6" office:value-type="string">
            <text:p text:style-name="P12"><text:span text:style-name="T10">800.0</text:span> mSv/h</text:p>
          </table:table-cell>
          <table:table-cell table:style-name="t7.B6" office:value-type="string">
            <text:p text:style-name="P13">$7-n2</text:p>
          </table:table-cell>
          <table:table-cell table:style-name="t7.B6" office:value-type="string">
            <text:p text:style-name="P13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3">$7-m21</text:p>
              <text:p text:style-name="P33">$7-m22</text:p>
              <text:p text:style-name="P33">$7-m23</text:p>
              <text:p text:style-name="P33">$7-m24</text:p>
            </text:section>
          </table:table-cell>
          <table:table-cell table:style-name="t7.B6" office:value-type="string">
            <text:p text:style-name="P13">$7-av2</text:p>
          </table:table-cell>
          <table:table-cell table:style-name="t7.B6" office:value-type="string">
            <text:p text:style-name="P13">$7-o2</text:p>
          </table:table-cell>
          <table:table-cell table:style-name="t7.B6" office:value-type="string">
            <text:p text:style-name="P13">$7-q2</text:p>
          </table:table-cell>
          <table:table-cell table:style-name="t7.B6" office:value-type="string">
            <text:p text:style-name="P13">$7-do2</text:p>
          </table:table-cell>
          <table:table-cell table:style-name="t7.I6" office:value-type="string">
            <text:p text:style-name="P12">±15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3"><text:span text:style-name="T2">AT3509 </text:span><text:span text:style-name="T10">(</text:span><text:span text:style-name="T44">γ</text:span><text:span text:style-name="T10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4">p</text:span><text:span text:style-name="T23">0</text:span><text:span text:style-name="T10">(10)</text:span></text:p>
          </table:table-cell>
          <table:table-cell table:style-name="s7.B2" table:number-rows-spanned="2" office:value-type="string">
            <text:p text:style-name="P48">Radiation source <text:s/>number</text:p>
          </table:table-cell>
          <table:table-cell table:style-name="s7.B2" table:number-rows-spanned="2" office:value-type="string">
            <text:p text:style-name="P35"><text:s text:c="2"/>d, cm<text:span text:style-name="T19"> <text:s/></text:span></text:p>
            <text:p text:style-name="P36">t, s</text:p>
          </table:table-cell>
          <table:table-cell table:style-name="s7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s7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s7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1"><text:span text:style-name="T11">H</text:span><text:span text:style-name="T24">pi</text:span><text:span text:style-name="T10">(10)</text:span></text:p>
          </table:table-cell>
          <table:table-cell table:style-name="s7.D3" office:value-type="string">
            <text:p text:style-name="P31"><text:span text:style-name="T11">H</text:span><text:span text:style-name="T24">pi</text:span><text:span text:style-name="T10">(10)</text:span><text:span text:style-name="T23">meas</text:span><text:span text:style-name="T22">.</text:span></text:p>
          </table:table-cell>
          <table:table-cell table:style-name="s7.D3" office:value-type="string">
            <text:p text:style-name="P31"><text:span text:style-name="T11">H</text:span><text:span text:style-name="T24">pi</text:span><text:span text:style-name="T15">(10)</text:span><text:span text:style-name="T25">meas</text:span><text:span text:style-name="T27">.</text:span><text:span text:style-name="T32">-</text:span><text:span text:style-name="T11">H</text:span><text:span text:style-name="T24">p</text:span><text:span text:style-name="T23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µSv/h</text:p>
          </table:table-cell>
          <table:table-cell table:style-name="s7.B4" office:value-type="string">
            <text:p text:style-name="P13">$7-<text:span text:style-name="T10">dn_</text:span><text:span text:style-name="T19">3</text:span></text:p>
          </table:table-cell>
          <table:table-cell table:style-name="s7.B4" office:value-type="string">
            <text:p text:style-name="P21"><text:s text:c="2"/>$7-<text:span text:style-name="T10">dd_</text:span><text:span text:style-name="T19">3</text:span> <text:s/></text:p>
            <text:p text:style-name="P18">360s</text:p>
          </table:table-cell>
          <table:table-cell table:style-name="s7.B4" office:value-type="string">
            <text:p text:style-name="P13">$7-d_dev_<text:span text:style-name="T19">3</text:span></text:p>
          </table:table-cell>
          <table:table-cell table:style-name="s7.B4" office:value-type="string">
            <text:p text:style-name="P13">$7-dose_<text:span text:style-name="T19">3</text:span></text:p>
          </table:table-cell>
          <table:table-cell table:style-name="s7.B4" office:value-type="string">
            <text:p text:style-name="P13">$7-d_res_<text:span text:style-name="T19">3</text:span></text:p>
          </table:table-cell>
          <table:table-cell table:style-name="s7.B4" office:value-type="string">
            <text:p text:style-name="P13">$7-o_pog_<text:span text:style-name="T19">3</text:span></text:p>
          </table:table-cell>
          <table:table-cell table:style-name="s7.B4" office:value-type="string">
            <text:p text:style-name="P13">$7-d_gran_<text:span text:style-name="T19">3</text:span></text:p>
          </table:table-cell>
          <table:table-cell table:style-name="s7.I4" office:value-type="string">
            <text:p text:style-name="P12">±<text:span text:style-name="T10">15</text:span></text:p>
          </table:table-cell>
        </table:table-row>
        <table:table-row>
          <table:table-cell table:style-name="s7.A5" office:value-type="string">
            <text:p text:style-name="P12">4.0 mSv/h</text:p>
          </table:table-cell>
          <table:table-cell table:style-name="s7.B5" office:value-type="string">
            <text:p text:style-name="P13">$7-<text:span text:style-name="T10">dn</text:span></text:p>
          </table:table-cell>
          <table:table-cell table:style-name="s7.B5" office:value-type="string">
            <text:p text:style-name="P21"><text:s text:c="2"/>$7<text:span text:style-name="T10">-dd</text:span> <text:s/></text:p>
            <text:p text:style-name="P16">180s</text:p>
          </table:table-cell>
          <table:table-cell table:style-name="s7.B5" office:value-type="string">
            <text:p text:style-name="P13">$7-d_dev</text:p>
          </table:table-cell>
          <table:table-cell table:style-name="s7.B5" office:value-type="string">
            <text:p text:style-name="P13">$7-dose</text:p>
          </table:table-cell>
          <table:table-cell table:style-name="s7.B5" office:value-type="string">
            <text:p text:style-name="P13">$7-d_res</text:p>
          </table:table-cell>
          <table:table-cell table:style-name="s7.B5" office:value-type="string">
            <text:p text:style-name="P13">$7-o_pog</text:p>
          </table:table-cell>
          <table:table-cell table:style-name="s7.B5" office:value-type="string">
            <text:p text:style-name="P13">$7-d_gran</text:p>
          </table:table-cell>
          <table:table-cell table:style-name="s7.I5" office:value-type="string">
            <text:p text:style-name="P12">±<text:span text:style-name="T19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3"><text:span text:style-name="T10">AT3509 (</text:span><text:span text:style-name="T44">γ</text:span><text:span text:style-name="T10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7">Dose rate at check point,</text:p>
            <text:p text:style-name="P11"><text:span text:style-name="T28">Ḣ</text:span><text:span text:style-name="T24">oi</text:span><text:span text:style-name="T31">(10)</text:span></text:p>
          </table:table-cell>
          <table:table-cell table:style-name="t8.B2" office:value-type="string">
            <text:p text:style-name="P48">Radia-tion source <text:s/>number</text:p>
          </table:table-cell>
          <table:table-cell table:style-name="t8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8.B2" office:value-type="string">
            <text:p text:style-name="P32"><text:span text:style-name="T10">Dose rate measurement at check point</text:span>,</text:p>
            <text:p text:style-name="P32"><text:span text:style-name="T28">Ḣ</text:span><text:span text:style-name="T35">*</text:span><text:span text:style-name="T24">i</text:span><text:span text:style-name="T31">(10)</text:span></text:p>
          </table:table-cell>
          <table:table-cell table:style-name="t8.B2" office:value-type="string">
            <text:p text:style-name="P29"><text:span text:style-name="T10">Average value</text:span>, </text:p>
            <text:p text:style-name="P30"><text:span text:style-name="T11">H</text:span><text:span text:style-name="T24">pi</text:span><text:span text:style-name="T31">(10)</text:span></text:p>
          </table:table-cell>
          <table:table-cell table:style-name="t8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t8.B2" office:value-type="string">
            <text:p text:style-name="P19"><text:span text:style-name="T36">Relative standard deviation</text:span>,</text:p>
            <text:p text:style-name="P19"><text:span text:style-name="T10">S</text:span><text:span text:style-name="T24">i</text:span><text:span text:style-name="T10">, %</text:span></text:p>
          </table:table-cell>
          <table:table-cell table:style-name="t8.B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t8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8.A3" office:value-type="string">
            <text:p text:style-name="P37">Background</text:p>
          </table:table-cell>
          <table:table-cell table:style-name="t8.B3" office:value-type="string">
            <text:p text:style-name="P33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3">$8-bg0</text:p>
              <text:p text:style-name="P33">$8-bg1</text:p>
              <text:p text:style-name="P33">$8-bg2</text:p>
              <text:p text:style-name="P33">$8-bg3</text:p>
              <text:p text:style-name="P33">$8-bg4</text:p>
              <text:p text:style-name="P33">$8-bg5</text:p>
              <text:p text:style-name="P33">$8-bg6</text:p>
              <text:p text:style-name="P33">$8-bg7</text:p>
              <text:p text:style-name="P31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µ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3">$8-m00</text:p>
              <text:p text:style-name="P33">$8-m01</text:p>
              <text:p text:style-name="P33">$8-m02</text:p>
              <text:p text:style-name="P33">$8-m03</text:p>
              <text:p text:style-name="P33">$8-m04</text:p>
              <text:p text:style-name="P33">$8-m05</text:p>
              <text:p text:style-name="P33">$8-m06</text:p>
              <text:p text:style-name="P33">$8-m07</text:p>
              <text:p text:style-name="P33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30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3">$8-m11</text:p>
              <text:p text:style-name="P33">$8-m12</text:p>
              <text:p text:style-name="P33">$8-m13</text:p>
              <text:p text:style-name="P33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19">15</text:span></text:p>
          </table:table-cell>
        </table:table-row>
        <table:table-row>
          <table:table-cell table:style-name="t8.A6" office:value-type="string">
            <text:p text:style-name="P12"><text:span text:style-name="T10">800.0</text:span> mSv/h</text:p>
          </table:table-cell>
          <table:table-cell table:style-name="t8.B6" office:value-type="string">
            <text:p text:style-name="P13">$8-n2</text:p>
          </table:table-cell>
          <table:table-cell table:style-name="t8.B6" office:value-type="string">
            <text:p text:style-name="P13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3">$8-m21</text:p>
              <text:p text:style-name="P33">$8-m22</text:p>
              <text:p text:style-name="P33">$8-m23</text:p>
              <text:p text:style-name="P33">$8-m24</text:p>
            </text:section>
          </table:table-cell>
          <table:table-cell table:style-name="t8.B6" office:value-type="string">
            <text:p text:style-name="P13">$8-av2</text:p>
          </table:table-cell>
          <table:table-cell table:style-name="t8.B6" office:value-type="string">
            <text:p text:style-name="P13">$8-o2</text:p>
          </table:table-cell>
          <table:table-cell table:style-name="t8.B6" office:value-type="string">
            <text:p text:style-name="P13">$8-q2</text:p>
          </table:table-cell>
          <table:table-cell table:style-name="t8.B6" office:value-type="string">
            <text:p text:style-name="P13">$8-do2</text:p>
          </table:table-cell>
          <table:table-cell table:style-name="t8.I6" office:value-type="string">
            <text:p text:style-name="P12">±15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3"><text:span text:style-name="T2">AT3509 </text:span><text:span text:style-name="T10">(</text:span><text:span text:style-name="T44">γ</text:span><text:span text:style-name="T10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4">p</text:span><text:span text:style-name="T23">0</text:span><text:span text:style-name="T10">(10)</text:span></text:p>
          </table:table-cell>
          <table:table-cell table:style-name="s8.B2" table:number-rows-spanned="2" office:value-type="string">
            <text:p text:style-name="P48">Radiation source <text:s/>number</text:p>
          </table:table-cell>
          <table:table-cell table:style-name="s8.B2" table:number-rows-spanned="2" office:value-type="string">
            <text:p text:style-name="P35"><text:s text:c="2"/>d, cm<text:span text:style-name="T19"> <text:s/></text:span></text:p>
            <text:p text:style-name="P36">t, s</text:p>
          </table:table-cell>
          <table:table-cell table:style-name="s8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s8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s8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1"><text:span text:style-name="T11">H</text:span><text:span text:style-name="T24">pi</text:span><text:span text:style-name="T10">(10)</text:span></text:p>
          </table:table-cell>
          <table:table-cell table:style-name="s8.D3" office:value-type="string">
            <text:p text:style-name="P31"><text:span text:style-name="T11">H</text:span><text:span text:style-name="T24">pi</text:span><text:span text:style-name="T10">(10)</text:span><text:span text:style-name="T23">meas</text:span><text:span text:style-name="T22">.</text:span></text:p>
          </table:table-cell>
          <table:table-cell table:style-name="s8.D3" office:value-type="string">
            <text:p text:style-name="P31"><text:span text:style-name="T11">H</text:span><text:span text:style-name="T24">pi</text:span><text:span text:style-name="T15">(10)</text:span><text:span text:style-name="T25">meas</text:span><text:span text:style-name="T27">.</text:span><text:span text:style-name="T32">-</text:span><text:span text:style-name="T11">H</text:span><text:span text:style-name="T24">p</text:span><text:span text:style-name="T23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µSv/h</text:p>
          </table:table-cell>
          <table:table-cell table:style-name="s8.B4" office:value-type="string">
            <text:p text:style-name="P13">$8-<text:span text:style-name="T10">dn_</text:span><text:span text:style-name="T19">3</text:span></text:p>
          </table:table-cell>
          <table:table-cell table:style-name="s8.B4" office:value-type="string">
            <text:p text:style-name="P21"><text:s text:c="2"/>$8-<text:span text:style-name="T10">dd_</text:span><text:span text:style-name="T19">3</text:span> <text:s/></text:p>
            <text:p text:style-name="P18">360s</text:p>
          </table:table-cell>
          <table:table-cell table:style-name="s8.B4" office:value-type="string">
            <text:p text:style-name="P13">$8-d_dev_<text:span text:style-name="T19">3</text:span></text:p>
          </table:table-cell>
          <table:table-cell table:style-name="s8.B4" office:value-type="string">
            <text:p text:style-name="P13">$8-dose_<text:span text:style-name="T19">3</text:span></text:p>
          </table:table-cell>
          <table:table-cell table:style-name="s8.B4" office:value-type="string">
            <text:p text:style-name="P13">$8-d_res_<text:span text:style-name="T19">3</text:span></text:p>
          </table:table-cell>
          <table:table-cell table:style-name="s8.B4" office:value-type="string">
            <text:p text:style-name="P13">$8-o_pog_<text:span text:style-name="T19">3</text:span></text:p>
          </table:table-cell>
          <table:table-cell table:style-name="s8.B4" office:value-type="string">
            <text:p text:style-name="P13">$8-d_gran_<text:span text:style-name="T19">3</text:span></text:p>
          </table:table-cell>
          <table:table-cell table:style-name="s8.I4" office:value-type="string">
            <text:p text:style-name="P12">±<text:span text:style-name="T10">15</text:span></text:p>
          </table:table-cell>
        </table:table-row>
        <table:table-row>
          <table:table-cell table:style-name="s8.A5" office:value-type="string">
            <text:p text:style-name="P12">4.0 mSv/h</text:p>
          </table:table-cell>
          <table:table-cell table:style-name="s8.B5" office:value-type="string">
            <text:p text:style-name="P13">$8-<text:span text:style-name="T10">dn</text:span></text:p>
          </table:table-cell>
          <table:table-cell table:style-name="s8.B5" office:value-type="string">
            <text:p text:style-name="P21"><text:s text:c="2"/>$8<text:span text:style-name="T10">-dd</text:span> <text:s/></text:p>
            <text:p text:style-name="P16">180s</text:p>
          </table:table-cell>
          <table:table-cell table:style-name="s8.B5" office:value-type="string">
            <text:p text:style-name="P13">$8-d_dev</text:p>
          </table:table-cell>
          <table:table-cell table:style-name="s8.B5" office:value-type="string">
            <text:p text:style-name="P13">$8-dose</text:p>
          </table:table-cell>
          <table:table-cell table:style-name="s8.B5" office:value-type="string">
            <text:p text:style-name="P13">$8-d_res</text:p>
          </table:table-cell>
          <table:table-cell table:style-name="s8.B5" office:value-type="string">
            <text:p text:style-name="P13">$8-o_pog</text:p>
          </table:table-cell>
          <table:table-cell table:style-name="s8.B5" office:value-type="string">
            <text:p text:style-name="P13">$8-d_gran</text:p>
          </table:table-cell>
          <table:table-cell table:style-name="s8.I5" office:value-type="string">
            <text:p text:style-name="P12">±<text:span text:style-name="T19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3"><text:span text:style-name="T2">AT3509 </text:span><text:span text:style-name="T10">(</text:span><text:span text:style-name="T44">γ</text:span><text:span text:style-name="T10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7">Dose rate at check point,</text:p>
            <text:p text:style-name="P11"><text:span text:style-name="T28">Ḣ</text:span><text:span text:style-name="T24">oi</text:span><text:span text:style-name="T31">(10)</text:span></text:p>
          </table:table-cell>
          <table:table-cell table:style-name="t9.B2" office:value-type="string">
            <text:p text:style-name="P48">Radia-tion source <text:s/>number</text:p>
          </table:table-cell>
          <table:table-cell table:style-name="t9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9.B2" office:value-type="string">
            <text:p text:style-name="P32"><text:span text:style-name="T10">Dose rate measurement at check point</text:span>,</text:p>
            <text:p text:style-name="P32"><text:span text:style-name="T28">Ḣ</text:span><text:span text:style-name="T35">*</text:span><text:span text:style-name="T24">i</text:span><text:span text:style-name="T31">(10)</text:span></text:p>
          </table:table-cell>
          <table:table-cell table:style-name="t9.B2" office:value-type="string">
            <text:p text:style-name="P29"><text:span text:style-name="T10">Average value</text:span>, </text:p>
            <text:p text:style-name="P30"><text:span text:style-name="T11">H</text:span><text:span text:style-name="T24">pi</text:span><text:span text:style-name="T31">(10)</text:span></text:p>
          </table:table-cell>
          <table:table-cell table:style-name="t9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t9.B2" office:value-type="string">
            <text:p text:style-name="P19"><text:span text:style-name="T36">Relative standard deviation</text:span>,</text:p>
            <text:p text:style-name="P19"><text:span text:style-name="T10">S</text:span><text:span text:style-name="T24">i</text:span><text:span text:style-name="T10">, %</text:span></text:p>
          </table:table-cell>
          <table:table-cell table:style-name="t9.B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t9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9.A3" office:value-type="string">
            <text:p text:style-name="P37">Background</text:p>
          </table:table-cell>
          <table:table-cell table:style-name="t9.B3" office:value-type="string">
            <text:p text:style-name="P33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3">$9-bg0</text:p>
              <text:p text:style-name="P33">$9-bg1</text:p>
              <text:p text:style-name="P33">$9-bg2</text:p>
              <text:p text:style-name="P33">$9-bg3</text:p>
              <text:p text:style-name="P33">$9-bg4</text:p>
              <text:p text:style-name="P33">$9-bg5</text:p>
              <text:p text:style-name="P33">$9-bg6</text:p>
              <text:p text:style-name="P33">$9-bg7</text:p>
              <text:p text:style-name="P31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µ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3">$9-m00</text:p>
              <text:p text:style-name="P33">$9-m01</text:p>
              <text:p text:style-name="P33">$9-m02</text:p>
              <text:p text:style-name="P33">$9-m03</text:p>
              <text:p text:style-name="P33">$9-m04</text:p>
              <text:p text:style-name="P33">$9-m05</text:p>
              <text:p text:style-name="P33">$9-m06</text:p>
              <text:p text:style-name="P33">$9-m07</text:p>
              <text:p text:style-name="P33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30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3">$9-m11</text:p>
              <text:p text:style-name="P33">$9-m12</text:p>
              <text:p text:style-name="P33">$9-m13</text:p>
              <text:p text:style-name="P33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19">15</text:span></text:p>
          </table:table-cell>
        </table:table-row>
        <table:table-row>
          <table:table-cell table:style-name="t9.A6" office:value-type="string">
            <text:p text:style-name="P12"><text:span text:style-name="T10">800.0</text:span> mSv/h</text:p>
          </table:table-cell>
          <table:table-cell table:style-name="t9.B6" office:value-type="string">
            <text:p text:style-name="P13">$9-n2</text:p>
          </table:table-cell>
          <table:table-cell table:style-name="t9.B6" office:value-type="string">
            <text:p text:style-name="P13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3">$9-m21</text:p>
              <text:p text:style-name="P33">$9-m22</text:p>
              <text:p text:style-name="P33">$9-m23</text:p>
              <text:p text:style-name="P33">$9-m24</text:p>
            </text:section>
          </table:table-cell>
          <table:table-cell table:style-name="t9.B6" office:value-type="string">
            <text:p text:style-name="P13">$9-av2</text:p>
          </table:table-cell>
          <table:table-cell table:style-name="t9.B6" office:value-type="string">
            <text:p text:style-name="P13">$9-o2</text:p>
          </table:table-cell>
          <table:table-cell table:style-name="t9.B6" office:value-type="string">
            <text:p text:style-name="P13">$9-q2</text:p>
          </table:table-cell>
          <table:table-cell table:style-name="t9.B6" office:value-type="string">
            <text:p text:style-name="P13">$9-do2</text:p>
          </table:table-cell>
          <table:table-cell table:style-name="t9.I6" office:value-type="string">
            <text:p text:style-name="P12">±15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3"><text:span text:style-name="T2">AT3509 </text:span><text:span text:style-name="T10">(</text:span><text:span text:style-name="T44">γ</text:span><text:span text:style-name="T10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4">p</text:span><text:span text:style-name="T23">0</text:span><text:span text:style-name="T10">(10)</text:span></text:p>
          </table:table-cell>
          <table:table-cell table:style-name="s9.B2" table:number-rows-spanned="2" office:value-type="string">
            <text:p text:style-name="P48">Radiation source <text:s/>number</text:p>
          </table:table-cell>
          <table:table-cell table:style-name="s9.B2" table:number-rows-spanned="2" office:value-type="string">
            <text:p text:style-name="P35"><text:s text:c="2"/>d, cm<text:span text:style-name="T19"> <text:s/></text:span></text:p>
            <text:p text:style-name="P36">t, s</text:p>
          </table:table-cell>
          <table:table-cell table:style-name="s9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s9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s9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1"><text:span text:style-name="T11">H</text:span><text:span text:style-name="T24">pi</text:span><text:span text:style-name="T10">(10)</text:span></text:p>
          </table:table-cell>
          <table:table-cell table:style-name="s9.D3" office:value-type="string">
            <text:p text:style-name="P31"><text:span text:style-name="T11">H</text:span><text:span text:style-name="T24">pi</text:span><text:span text:style-name="T10">(10)</text:span><text:span text:style-name="T23">meas</text:span><text:span text:style-name="T22">.</text:span></text:p>
          </table:table-cell>
          <table:table-cell table:style-name="s9.D3" office:value-type="string">
            <text:p text:style-name="P31"><text:span text:style-name="T11">H</text:span><text:span text:style-name="T24">pi</text:span><text:span text:style-name="T15">(10)</text:span><text:span text:style-name="T25">meas</text:span><text:span text:style-name="T27">.</text:span><text:span text:style-name="T32">-</text:span><text:span text:style-name="T11">H</text:span><text:span text:style-name="T24">p</text:span><text:span text:style-name="T23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µSv/h</text:p>
          </table:table-cell>
          <table:table-cell table:style-name="s9.B4" office:value-type="string">
            <text:p text:style-name="P13">$9-<text:span text:style-name="T10">dn_</text:span><text:span text:style-name="T19">3</text:span></text:p>
          </table:table-cell>
          <table:table-cell table:style-name="s9.B4" office:value-type="string">
            <text:p text:style-name="P21"><text:s text:c="2"/>$9-<text:span text:style-name="T10">dd_</text:span><text:span text:style-name="T19">3</text:span> <text:s/></text:p>
            <text:p text:style-name="P18">360s</text:p>
          </table:table-cell>
          <table:table-cell table:style-name="s9.B4" office:value-type="string">
            <text:p text:style-name="P13">$9-d_dev_<text:span text:style-name="T19">3</text:span></text:p>
          </table:table-cell>
          <table:table-cell table:style-name="s9.B4" office:value-type="string">
            <text:p text:style-name="P13">$9-dose_<text:span text:style-name="T19">3</text:span></text:p>
          </table:table-cell>
          <table:table-cell table:style-name="s9.B4" office:value-type="string">
            <text:p text:style-name="P13">$9-d_res_<text:span text:style-name="T19">3</text:span></text:p>
          </table:table-cell>
          <table:table-cell table:style-name="s9.B4" office:value-type="string">
            <text:p text:style-name="P13">$9-o_pog_<text:span text:style-name="T19">3</text:span></text:p>
          </table:table-cell>
          <table:table-cell table:style-name="s9.B4" office:value-type="string">
            <text:p text:style-name="P13">$9-d_gran_<text:span text:style-name="T19">3</text:span></text:p>
          </table:table-cell>
          <table:table-cell table:style-name="s9.I4" office:value-type="string">
            <text:p text:style-name="P12">±<text:span text:style-name="T10">15</text:span></text:p>
          </table:table-cell>
        </table:table-row>
        <table:table-row>
          <table:table-cell table:style-name="s9.A5" office:value-type="string">
            <text:p text:style-name="P12">4.0 mSv/h</text:p>
          </table:table-cell>
          <table:table-cell table:style-name="s9.B5" office:value-type="string">
            <text:p text:style-name="P13">$9-<text:span text:style-name="T10">dn</text:span></text:p>
          </table:table-cell>
          <table:table-cell table:style-name="s9.B5" office:value-type="string">
            <text:p text:style-name="P21"><text:s text:c="2"/>$9<text:span text:style-name="T10">-dd</text:span> <text:s/></text:p>
            <text:p text:style-name="P16">180s</text:p>
          </table:table-cell>
          <table:table-cell table:style-name="s9.B5" office:value-type="string">
            <text:p text:style-name="P13">$9-d_dev</text:p>
          </table:table-cell>
          <table:table-cell table:style-name="s9.B5" office:value-type="string">
            <text:p text:style-name="P13">$9-dose</text:p>
          </table:table-cell>
          <table:table-cell table:style-name="s9.B5" office:value-type="string">
            <text:p text:style-name="P13">$9-d_res</text:p>
          </table:table-cell>
          <table:table-cell table:style-name="s9.B5" office:value-type="string">
            <text:p text:style-name="P13">$9-o_pog</text:p>
          </table:table-cell>
          <table:table-cell table:style-name="s9.B5" office:value-type="string">
            <text:p text:style-name="P13">$9-d_gran</text:p>
          </table:table-cell>
          <table:table-cell table:style-name="s9.I5" office:value-type="string">
            <text:p text:style-name="P12">±<text:span text:style-name="T19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3"><text:span text:style-name="T2">AT3509 </text:span><text:span text:style-name="T10">(</text:span><text:span text:style-name="T44">γ</text:span><text:span text:style-name="T10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7">Dose rate at check point,</text:p>
            <text:p text:style-name="P11"><text:span text:style-name="T28">Ḣ</text:span><text:span text:style-name="T24">oi</text:span><text:span text:style-name="T31">(10)</text:span></text:p>
          </table:table-cell>
          <table:table-cell table:style-name="t10.B2" office:value-type="string">
            <text:p text:style-name="P48">Radia-tion source <text:s/>number</text:p>
          </table:table-cell>
          <table:table-cell table:style-name="t10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0.B2" office:value-type="string">
            <text:p text:style-name="P32"><text:span text:style-name="T10">Dose rate measurement at check point</text:span>,</text:p>
            <text:p text:style-name="P32"><text:span text:style-name="T28">Ḣ</text:span><text:span text:style-name="T35">*</text:span><text:span text:style-name="T24">i</text:span><text:span text:style-name="T31">(10)</text:span></text:p>
          </table:table-cell>
          <table:table-cell table:style-name="t10.B2" office:value-type="string">
            <text:p text:style-name="P29"><text:span text:style-name="T10">Average value</text:span>, </text:p>
            <text:p text:style-name="P30"><text:span text:style-name="T11">H</text:span><text:span text:style-name="T24">pi</text:span><text:span text:style-name="T31">(10)</text:span></text:p>
          </table:table-cell>
          <table:table-cell table:style-name="t10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t10.B2" office:value-type="string">
            <text:p text:style-name="P19"><text:span text:style-name="T36">Relative standard deviation</text:span>,</text:p>
            <text:p text:style-name="P19"><text:span text:style-name="T10">S</text:span><text:span text:style-name="T24">i</text:span><text:span text:style-name="T10">, %</text:span></text:p>
          </table:table-cell>
          <table:table-cell table:style-name="t10.B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t10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0.A3" office:value-type="string">
            <text:p text:style-name="P37">Background</text:p>
          </table:table-cell>
          <table:table-cell table:style-name="t10.B3" office:value-type="string">
            <text:p text:style-name="P33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3">$10-bg0</text:p>
              <text:p text:style-name="P33">$10-bg1</text:p>
              <text:p text:style-name="P33">$10-bg2</text:p>
              <text:p text:style-name="P33">$10-bg3</text:p>
              <text:p text:style-name="P33">$10-bg4</text:p>
              <text:p text:style-name="P33">$10-bg5</text:p>
              <text:p text:style-name="P33">$10-bg6</text:p>
              <text:p text:style-name="P33">$10-bg7</text:p>
              <text:p text:style-name="P31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µ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3">$10-m00</text:p>
              <text:p text:style-name="P33">$10-m01</text:p>
              <text:p text:style-name="P33">$10-m02</text:p>
              <text:p text:style-name="P33">$10-m03</text:p>
              <text:p text:style-name="P33">$10-m04</text:p>
              <text:p text:style-name="P33">$10-m05</text:p>
              <text:p text:style-name="P33">$10-m06</text:p>
              <text:p text:style-name="P33">$10-m07</text:p>
              <text:p text:style-name="P33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30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3">$10-m11</text:p>
              <text:p text:style-name="P33">$10-m12</text:p>
              <text:p text:style-name="P33">$10-m13</text:p>
              <text:p text:style-name="P33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19">15</text:span></text:p>
          </table:table-cell>
        </table:table-row>
        <table:table-row>
          <table:table-cell table:style-name="t10.A6" office:value-type="string">
            <text:p text:style-name="P12"><text:span text:style-name="T10">800.0</text:span> mSv/h</text:p>
          </table:table-cell>
          <table:table-cell table:style-name="t10.B6" office:value-type="string">
            <text:p text:style-name="P13">$10-n2</text:p>
          </table:table-cell>
          <table:table-cell table:style-name="t10.B6" office:value-type="string">
            <text:p text:style-name="P13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3">$10-m21</text:p>
              <text:p text:style-name="P33">$10-m22</text:p>
              <text:p text:style-name="P33">$10-m23</text:p>
              <text:p text:style-name="P33">$10-m24</text:p>
            </text:section>
          </table:table-cell>
          <table:table-cell table:style-name="t10.B6" office:value-type="string">
            <text:p text:style-name="P13">$10-av2</text:p>
          </table:table-cell>
          <table:table-cell table:style-name="t10.B6" office:value-type="string">
            <text:p text:style-name="P13">$10-o2</text:p>
          </table:table-cell>
          <table:table-cell table:style-name="t10.B6" office:value-type="string">
            <text:p text:style-name="P13">$10-q2</text:p>
          </table:table-cell>
          <table:table-cell table:style-name="t10.B6" office:value-type="string">
            <text:p text:style-name="P13">$10-do2</text:p>
          </table:table-cell>
          <table:table-cell table:style-name="t10.I6" office:value-type="string">
            <text:p text:style-name="P12">±15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3"><text:span text:style-name="T2">AT3509 </text:span><text:span text:style-name="T10">(</text:span><text:span text:style-name="T44">γ</text:span><text:span text:style-name="T10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4">p</text:span><text:span text:style-name="T23">0</text:span><text:span text:style-name="T10">(10)</text:span></text:p>
          </table:table-cell>
          <table:table-cell table:style-name="s10.B2" table:number-rows-spanned="2" office:value-type="string">
            <text:p text:style-name="P48">Radiation source <text:s/>number</text:p>
          </table:table-cell>
          <table:table-cell table:style-name="s10.B2" table:number-rows-spanned="2" office:value-type="string">
            <text:p text:style-name="P35"><text:s text:c="2"/>d, cm<text:span text:style-name="T19"> <text:s/></text:span></text:p>
            <text:p text:style-name="P36">t, s</text:p>
          </table:table-cell>
          <table:table-cell table:style-name="s10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s10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s10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1"><text:span text:style-name="T11">H</text:span><text:span text:style-name="T24">pi</text:span><text:span text:style-name="T10">(10)</text:span></text:p>
          </table:table-cell>
          <table:table-cell table:style-name="s10.D3" office:value-type="string">
            <text:p text:style-name="P31"><text:span text:style-name="T11">H</text:span><text:span text:style-name="T24">pi</text:span><text:span text:style-name="T10">(10)</text:span><text:span text:style-name="T23">meas</text:span><text:span text:style-name="T22">.</text:span></text:p>
          </table:table-cell>
          <table:table-cell table:style-name="s10.D3" office:value-type="string">
            <text:p text:style-name="P31"><text:span text:style-name="T11">H</text:span><text:span text:style-name="T24">pi</text:span><text:span text:style-name="T15">(10)</text:span><text:span text:style-name="T25">meas</text:span><text:span text:style-name="T27">.</text:span><text:span text:style-name="T32">-</text:span><text:span text:style-name="T11">H</text:span><text:span text:style-name="T24">p</text:span><text:span text:style-name="T23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µSv/h</text:p>
          </table:table-cell>
          <table:table-cell table:style-name="s10.B4" office:value-type="string">
            <text:p text:style-name="P13">$10-<text:span text:style-name="T10">dn_</text:span><text:span text:style-name="T19">3</text:span></text:p>
          </table:table-cell>
          <table:table-cell table:style-name="s10.B4" office:value-type="string">
            <text:p text:style-name="P21"><text:s text:c="2"/>$10-<text:span text:style-name="T10">dd_</text:span><text:span text:style-name="T19">3</text:span> <text:s/></text:p>
            <text:p text:style-name="P18">360s</text:p>
          </table:table-cell>
          <table:table-cell table:style-name="s10.B4" office:value-type="string">
            <text:p text:style-name="P13">$10-d_dev_<text:span text:style-name="T19">3</text:span></text:p>
          </table:table-cell>
          <table:table-cell table:style-name="s10.B4" office:value-type="string">
            <text:p text:style-name="P13">$10-dose_<text:span text:style-name="T19">3</text:span></text:p>
          </table:table-cell>
          <table:table-cell table:style-name="s10.B4" office:value-type="string">
            <text:p text:style-name="P13">$10-d_res_<text:span text:style-name="T19">3</text:span></text:p>
          </table:table-cell>
          <table:table-cell table:style-name="s10.B4" office:value-type="string">
            <text:p text:style-name="P13">$10-o_pog_<text:span text:style-name="T19">3</text:span></text:p>
          </table:table-cell>
          <table:table-cell table:style-name="s10.B4" office:value-type="string">
            <text:p text:style-name="P13">$10-d_gran_<text:span text:style-name="T19">3</text:span></text:p>
          </table:table-cell>
          <table:table-cell table:style-name="s10.I4" office:value-type="string">
            <text:p text:style-name="P12">±<text:span text:style-name="T10">15</text:span></text:p>
          </table:table-cell>
        </table:table-row>
        <table:table-row>
          <table:table-cell table:style-name="s10.A5" office:value-type="string">
            <text:p text:style-name="P12">4.0 mSv/h</text:p>
          </table:table-cell>
          <table:table-cell table:style-name="s10.B5" office:value-type="string">
            <text:p text:style-name="P13">$10-<text:span text:style-name="T10">dn</text:span></text:p>
          </table:table-cell>
          <table:table-cell table:style-name="s10.B5" office:value-type="string">
            <text:p text:style-name="P21"><text:s text:c="2"/>$10<text:span text:style-name="T10">-dd</text:span> <text:s/></text:p>
            <text:p text:style-name="P16">180s</text:p>
          </table:table-cell>
          <table:table-cell table:style-name="s10.B5" office:value-type="string">
            <text:p text:style-name="P13">$10-d_dev</text:p>
          </table:table-cell>
          <table:table-cell table:style-name="s10.B5" office:value-type="string">
            <text:p text:style-name="P13">$10-dose</text:p>
          </table:table-cell>
          <table:table-cell table:style-name="s10.B5" office:value-type="string">
            <text:p text:style-name="P13">$10-d_res</text:p>
          </table:table-cell>
          <table:table-cell table:style-name="s10.B5" office:value-type="string">
            <text:p text:style-name="P13">$10-o_pog</text:p>
          </table:table-cell>
          <table:table-cell table:style-name="s10.B5" office:value-type="string">
            <text:p text:style-name="P13">$10-d_gran</text:p>
          </table:table-cell>
          <table:table-cell table:style-name="s10.I5" office:value-type="string">
            <text:p text:style-name="P12">±<text:span text:style-name="T19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3"><text:span text:style-name="T2">AT3509 </text:span><text:span text:style-name="T10">(</text:span><text:span text:style-name="T44">γ</text:span><text:span text:style-name="T10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7">Dose rate at check point,</text:p>
            <text:p text:style-name="P11"><text:span text:style-name="T28">Ḣ</text:span><text:span text:style-name="T24">oi</text:span><text:span text:style-name="T31">(10)</text:span></text:p>
          </table:table-cell>
          <table:table-cell table:style-name="t11.B2" office:value-type="string">
            <text:p text:style-name="P48">Radia-tion source <text:s/>number</text:p>
          </table:table-cell>
          <table:table-cell table:style-name="t1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1.B2" office:value-type="string">
            <text:p text:style-name="P32"><text:span text:style-name="T10">Dose rate measurement at check point</text:span>,</text:p>
            <text:p text:style-name="P32"><text:span text:style-name="T28">Ḣ</text:span><text:span text:style-name="T35">*</text:span><text:span text:style-name="T24">i</text:span><text:span text:style-name="T31">(10)</text:span></text:p>
          </table:table-cell>
          <table:table-cell table:style-name="t11.B2" office:value-type="string">
            <text:p text:style-name="P29"><text:span text:style-name="T10">Average value</text:span>, </text:p>
            <text:p text:style-name="P30"><text:span text:style-name="T11">H</text:span><text:span text:style-name="T24">pi</text:span><text:span text:style-name="T31">(10)</text:span></text:p>
          </table:table-cell>
          <table:table-cell table:style-name="t11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t11.B2" office:value-type="string">
            <text:p text:style-name="P19"><text:span text:style-name="T36">Relative standard deviation</text:span>,</text:p>
            <text:p text:style-name="P19"><text:span text:style-name="T10">S</text:span><text:span text:style-name="T24">i</text:span><text:span text:style-name="T10">, %</text:span></text:p>
          </table:table-cell>
          <table:table-cell table:style-name="t11.B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t11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1.A3" office:value-type="string">
            <text:p text:style-name="P37">Background</text:p>
          </table:table-cell>
          <table:table-cell table:style-name="t11.B3" office:value-type="string">
            <text:p text:style-name="P33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3">$11-bg0</text:p>
              <text:p text:style-name="P33">$11-bg1</text:p>
              <text:p text:style-name="P33">$11-bg2</text:p>
              <text:p text:style-name="P33">$11-bg3</text:p>
              <text:p text:style-name="P33">$11-bg4</text:p>
              <text:p text:style-name="P33">$11-bg5</text:p>
              <text:p text:style-name="P33">$11-bg6</text:p>
              <text:p text:style-name="P33">$11-bg7</text:p>
              <text:p text:style-name="P31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µ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3">$11-m00</text:p>
              <text:p text:style-name="P33">$11-m01</text:p>
              <text:p text:style-name="P33">$11-m02</text:p>
              <text:p text:style-name="P33">$11-m03</text:p>
              <text:p text:style-name="P33">$11-m04</text:p>
              <text:p text:style-name="P33">$11-m05</text:p>
              <text:p text:style-name="P33">$11-m06</text:p>
              <text:p text:style-name="P33">$11-m07</text:p>
              <text:p text:style-name="P33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30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3">$11-m11</text:p>
              <text:p text:style-name="P33">$11-m12</text:p>
              <text:p text:style-name="P33">$11-m13</text:p>
              <text:p text:style-name="P33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19">15</text:span></text:p>
          </table:table-cell>
        </table:table-row>
        <table:table-row>
          <table:table-cell table:style-name="t11.A6" office:value-type="string">
            <text:p text:style-name="P12"><text:span text:style-name="T10">800.0</text:span> mSv/h</text:p>
          </table:table-cell>
          <table:table-cell table:style-name="t11.B6" office:value-type="string">
            <text:p text:style-name="P13">$11-n2</text:p>
          </table:table-cell>
          <table:table-cell table:style-name="t11.B6" office:value-type="string">
            <text:p text:style-name="P13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3">$11-m21</text:p>
              <text:p text:style-name="P33">$11-m22</text:p>
              <text:p text:style-name="P33">$11-m23</text:p>
              <text:p text:style-name="P33">$11-m24</text:p>
            </text:section>
          </table:table-cell>
          <table:table-cell table:style-name="t11.B6" office:value-type="string">
            <text:p text:style-name="P13">$11-av2</text:p>
          </table:table-cell>
          <table:table-cell table:style-name="t11.B6" office:value-type="string">
            <text:p text:style-name="P13">$11-o2</text:p>
          </table:table-cell>
          <table:table-cell table:style-name="t11.B6" office:value-type="string">
            <text:p text:style-name="P13">$11-q2</text:p>
          </table:table-cell>
          <table:table-cell table:style-name="t11.B6" office:value-type="string">
            <text:p text:style-name="P13">$11-do2</text:p>
          </table:table-cell>
          <table:table-cell table:style-name="t11.I6" office:value-type="string">
            <text:p text:style-name="P12">±15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3"><text:span text:style-name="T2">AT3509 </text:span><text:span text:style-name="T10">(</text:span><text:span text:style-name="T44">γ</text:span><text:span text:style-name="T10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4">p</text:span><text:span text:style-name="T23">0</text:span><text:span text:style-name="T10">(10)</text:span></text:p>
          </table:table-cell>
          <table:table-cell table:style-name="s11.B2" table:number-rows-spanned="2" office:value-type="string">
            <text:p text:style-name="P48">Radiation source <text:s/>number</text:p>
          </table:table-cell>
          <table:table-cell table:style-name="s11.B2" table:number-rows-spanned="2" office:value-type="string">
            <text:p text:style-name="P35"><text:s text:c="2"/>d, cm<text:span text:style-name="T19"> <text:s/></text:span></text:p>
            <text:p text:style-name="P36">t, s</text:p>
          </table:table-cell>
          <table:table-cell table:style-name="s1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s11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s11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1"><text:span text:style-name="T11">H</text:span><text:span text:style-name="T24">pi</text:span><text:span text:style-name="T10">(10)</text:span></text:p>
          </table:table-cell>
          <table:table-cell table:style-name="s11.D3" office:value-type="string">
            <text:p text:style-name="P31"><text:span text:style-name="T11">H</text:span><text:span text:style-name="T24">pi</text:span><text:span text:style-name="T10">(10)</text:span><text:span text:style-name="T23">meas</text:span><text:span text:style-name="T22">.</text:span></text:p>
          </table:table-cell>
          <table:table-cell table:style-name="s11.D3" office:value-type="string">
            <text:p text:style-name="P31"><text:span text:style-name="T11">H</text:span><text:span text:style-name="T24">pi</text:span><text:span text:style-name="T15">(10)</text:span><text:span text:style-name="T25">meas</text:span><text:span text:style-name="T27">.</text:span><text:span text:style-name="T32">-</text:span><text:span text:style-name="T11">H</text:span><text:span text:style-name="T24">p</text:span><text:span text:style-name="T23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µSv/h</text:p>
          </table:table-cell>
          <table:table-cell table:style-name="s11.B4" office:value-type="string">
            <text:p text:style-name="P13">$11-<text:span text:style-name="T10">dn_</text:span><text:span text:style-name="T19">3</text:span></text:p>
          </table:table-cell>
          <table:table-cell table:style-name="s11.B4" office:value-type="string">
            <text:p text:style-name="P21"><text:s text:c="2"/>$11-<text:span text:style-name="T10">dd_</text:span><text:span text:style-name="T19">3</text:span> <text:s/></text:p>
            <text:p text:style-name="P18">360s</text:p>
          </table:table-cell>
          <table:table-cell table:style-name="s11.B4" office:value-type="string">
            <text:p text:style-name="P13">$11-d_dev_<text:span text:style-name="T19">3</text:span></text:p>
          </table:table-cell>
          <table:table-cell table:style-name="s11.B4" office:value-type="string">
            <text:p text:style-name="P13">$11-dose_<text:span text:style-name="T19">3</text:span></text:p>
          </table:table-cell>
          <table:table-cell table:style-name="s11.B4" office:value-type="string">
            <text:p text:style-name="P13">$11-d_res_<text:span text:style-name="T19">3</text:span></text:p>
          </table:table-cell>
          <table:table-cell table:style-name="s11.B4" office:value-type="string">
            <text:p text:style-name="P13">$11-o_pog_<text:span text:style-name="T19">3</text:span></text:p>
          </table:table-cell>
          <table:table-cell table:style-name="s11.B4" office:value-type="string">
            <text:p text:style-name="P13">$11-d_gran_<text:span text:style-name="T19">3</text:span></text:p>
          </table:table-cell>
          <table:table-cell table:style-name="s11.I4" office:value-type="string">
            <text:p text:style-name="P12">±<text:span text:style-name="T10">15</text:span></text:p>
          </table:table-cell>
        </table:table-row>
        <table:table-row>
          <table:table-cell table:style-name="s11.A5" office:value-type="string">
            <text:p text:style-name="P12">4.0 mSv/h</text:p>
          </table:table-cell>
          <table:table-cell table:style-name="s11.B5" office:value-type="string">
            <text:p text:style-name="P13">$11-<text:span text:style-name="T10">dn</text:span></text:p>
          </table:table-cell>
          <table:table-cell table:style-name="s11.B5" office:value-type="string">
            <text:p text:style-name="P21"><text:s text:c="2"/>$11<text:span text:style-name="T10">-dd</text:span> <text:s/></text:p>
            <text:p text:style-name="P16">180s</text:p>
          </table:table-cell>
          <table:table-cell table:style-name="s11.B5" office:value-type="string">
            <text:p text:style-name="P13">$11-d_dev</text:p>
          </table:table-cell>
          <table:table-cell table:style-name="s11.B5" office:value-type="string">
            <text:p text:style-name="P13">$11-dose</text:p>
          </table:table-cell>
          <table:table-cell table:style-name="s11.B5" office:value-type="string">
            <text:p text:style-name="P13">$11-d_res</text:p>
          </table:table-cell>
          <table:table-cell table:style-name="s11.B5" office:value-type="string">
            <text:p text:style-name="P13">$11-o_pog</text:p>
          </table:table-cell>
          <table:table-cell table:style-name="s11.B5" office:value-type="string">
            <text:p text:style-name="P13">$11-d_gran</text:p>
          </table:table-cell>
          <table:table-cell table:style-name="s11.I5" office:value-type="string">
            <text:p text:style-name="P12">±<text:span text:style-name="T19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3"><text:span text:style-name="T2">AT3509 </text:span><text:span text:style-name="T10">(</text:span><text:span text:style-name="T44">γ</text:span><text:span text:style-name="T10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7">Dose rate at check point,</text:p>
            <text:p text:style-name="P11"><text:span text:style-name="T28">Ḣ</text:span><text:span text:style-name="T24">oi</text:span><text:span text:style-name="T31">(10)</text:span></text:p>
          </table:table-cell>
          <table:table-cell table:style-name="t12.B2" office:value-type="string">
            <text:p text:style-name="P48">Radia-tion source <text:s/>number</text:p>
          </table:table-cell>
          <table:table-cell table:style-name="t12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2.B2" office:value-type="string">
            <text:p text:style-name="P32"><text:span text:style-name="T10">Dose rate measurement at check point</text:span>,</text:p>
            <text:p text:style-name="P32"><text:span text:style-name="T28">Ḣ</text:span><text:span text:style-name="T35">*</text:span><text:span text:style-name="T24">i</text:span><text:span text:style-name="T31">(10)</text:span></text:p>
          </table:table-cell>
          <table:table-cell table:style-name="t12.B2" office:value-type="string">
            <text:p text:style-name="P29"><text:span text:style-name="T10">Average value</text:span>, </text:p>
            <text:p text:style-name="P30"><text:span text:style-name="T11">H</text:span><text:span text:style-name="T24">pi</text:span><text:span text:style-name="T31">(10)</text:span></text:p>
          </table:table-cell>
          <table:table-cell table:style-name="t12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t12.B2" office:value-type="string">
            <text:p text:style-name="P19"><text:span text:style-name="T36">Relative standard deviation</text:span>,</text:p>
            <text:p text:style-name="P19"><text:span text:style-name="T10">S</text:span><text:span text:style-name="T24">i</text:span><text:span text:style-name="T10">, %</text:span></text:p>
          </table:table-cell>
          <table:table-cell table:style-name="t12.B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t12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2.A3" office:value-type="string">
            <text:p text:style-name="P37">Background</text:p>
          </table:table-cell>
          <table:table-cell table:style-name="t12.B3" office:value-type="string">
            <text:p text:style-name="P33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3">$12-bg0</text:p>
              <text:p text:style-name="P33">$12-bg1</text:p>
              <text:p text:style-name="P33">$12-bg2</text:p>
              <text:p text:style-name="P33">$12-bg3</text:p>
              <text:p text:style-name="P33">$12-bg4</text:p>
              <text:p text:style-name="P33">$12-bg5</text:p>
              <text:p text:style-name="P33">$12-bg6</text:p>
              <text:p text:style-name="P33">$12-bg7</text:p>
              <text:p text:style-name="P31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µ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3">$12-m00</text:p>
              <text:p text:style-name="P33">$12-m01</text:p>
              <text:p text:style-name="P33">$12-m02</text:p>
              <text:p text:style-name="P33">$12-m03</text:p>
              <text:p text:style-name="P33">$12-m04</text:p>
              <text:p text:style-name="P33">$12-m05</text:p>
              <text:p text:style-name="P33">$12-m06</text:p>
              <text:p text:style-name="P33">$12-m07</text:p>
              <text:p text:style-name="P33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30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3">$12-m11</text:p>
              <text:p text:style-name="P33">$12-m12</text:p>
              <text:p text:style-name="P33">$12-m13</text:p>
              <text:p text:style-name="P33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19">15</text:span></text:p>
          </table:table-cell>
        </table:table-row>
        <table:table-row>
          <table:table-cell table:style-name="t12.A6" office:value-type="string">
            <text:p text:style-name="P12"><text:span text:style-name="T10">800.0</text:span> mSv/h</text:p>
          </table:table-cell>
          <table:table-cell table:style-name="t12.B6" office:value-type="string">
            <text:p text:style-name="P13">$12-n2</text:p>
          </table:table-cell>
          <table:table-cell table:style-name="t12.B6" office:value-type="string">
            <text:p text:style-name="P13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3">$12-m21</text:p>
              <text:p text:style-name="P33">$12-m22</text:p>
              <text:p text:style-name="P33">$12-m23</text:p>
              <text:p text:style-name="P33">$12-m24</text:p>
            </text:section>
          </table:table-cell>
          <table:table-cell table:style-name="t12.B6" office:value-type="string">
            <text:p text:style-name="P13">$12-av2</text:p>
          </table:table-cell>
          <table:table-cell table:style-name="t12.B6" office:value-type="string">
            <text:p text:style-name="P13">$12-o2</text:p>
          </table:table-cell>
          <table:table-cell table:style-name="t12.B6" office:value-type="string">
            <text:p text:style-name="P13">$12-q2</text:p>
          </table:table-cell>
          <table:table-cell table:style-name="t12.B6" office:value-type="string">
            <text:p text:style-name="P13">$12-do2</text:p>
          </table:table-cell>
          <table:table-cell table:style-name="t12.I6" office:value-type="string">
            <text:p text:style-name="P12">±15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3"><text:span text:style-name="T2">AT3509 </text:span><text:span text:style-name="T10">(</text:span><text:span text:style-name="T44">γ</text:span><text:span text:style-name="T10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4">p</text:span><text:span text:style-name="T23">0</text:span><text:span text:style-name="T10">(10)</text:span></text:p>
          </table:table-cell>
          <table:table-cell table:style-name="s12.B2" table:number-rows-spanned="2" office:value-type="string">
            <text:p text:style-name="P48">Radiation source <text:s/>number</text:p>
          </table:table-cell>
          <table:table-cell table:style-name="s12.B2" table:number-rows-spanned="2" office:value-type="string">
            <text:p text:style-name="P35"><text:s text:c="2"/>d, cm<text:span text:style-name="T19"> <text:s/></text:span></text:p>
            <text:p text:style-name="P36">t, s</text:p>
          </table:table-cell>
          <table:table-cell table:style-name="s12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20">θ</text:span><text:span text:style-name="T26">пр</text:span><text:span text:style-name="T24">i</text:span><text:span text:style-name="T19">,</text:span> %</text:p>
          </table:table-cell>
          <table:table-cell table:style-name="s12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4">i</text:span><text:span text:style-name="T10">,</text:span> %</text:p>
          </table:table-cell>
          <table:table-cell table:style-name="s12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1"><text:span text:style-name="T11">H</text:span><text:span text:style-name="T24">pi</text:span><text:span text:style-name="T10">(10)</text:span></text:p>
          </table:table-cell>
          <table:table-cell table:style-name="s12.D3" office:value-type="string">
            <text:p text:style-name="P31"><text:span text:style-name="T11">H</text:span><text:span text:style-name="T24">pi</text:span><text:span text:style-name="T10">(10)</text:span><text:span text:style-name="T23">meas</text:span><text:span text:style-name="T22">.</text:span></text:p>
          </table:table-cell>
          <table:table-cell table:style-name="s12.D3" office:value-type="string">
            <text:p text:style-name="P31"><text:span text:style-name="T11">H</text:span><text:span text:style-name="T24">pi</text:span><text:span text:style-name="T15">(10)</text:span><text:span text:style-name="T25">meas</text:span><text:span text:style-name="T27">.</text:span><text:span text:style-name="T32">-</text:span><text:span text:style-name="T11">H</text:span><text:span text:style-name="T24">p</text:span><text:span text:style-name="T23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µSv/h</text:p>
          </table:table-cell>
          <table:table-cell table:style-name="s12.B4" office:value-type="string">
            <text:p text:style-name="P13">$12-<text:span text:style-name="T10">dn_</text:span><text:span text:style-name="T19">3</text:span></text:p>
          </table:table-cell>
          <table:table-cell table:style-name="s12.B4" office:value-type="string">
            <text:p text:style-name="P21"><text:s text:c="2"/>$12-<text:span text:style-name="T10">dd_</text:span><text:span text:style-name="T19">3</text:span> <text:s/></text:p>
            <text:p text:style-name="P18">360s</text:p>
          </table:table-cell>
          <table:table-cell table:style-name="s12.B4" office:value-type="string">
            <text:p text:style-name="P13">$12-d_dev_<text:span text:style-name="T19">3</text:span></text:p>
          </table:table-cell>
          <table:table-cell table:style-name="s12.B4" office:value-type="string">
            <text:p text:style-name="P13">$12-dose_<text:span text:style-name="T19">3</text:span></text:p>
          </table:table-cell>
          <table:table-cell table:style-name="s12.B4" office:value-type="string">
            <text:p text:style-name="P13">$12-d_res_<text:span text:style-name="T19">3</text:span></text:p>
          </table:table-cell>
          <table:table-cell table:style-name="s12.B4" office:value-type="string">
            <text:p text:style-name="P13">$12-o_pog_<text:span text:style-name="T19">3</text:span></text:p>
          </table:table-cell>
          <table:table-cell table:style-name="s12.B4" office:value-type="string">
            <text:p text:style-name="P13">$12-d_gran_<text:span text:style-name="T19">3</text:span></text:p>
          </table:table-cell>
          <table:table-cell table:style-name="s12.I4" office:value-type="string">
            <text:p text:style-name="P12">±<text:span text:style-name="T10">15</text:span></text:p>
          </table:table-cell>
        </table:table-row>
        <table:table-row>
          <table:table-cell table:style-name="s12.A5" office:value-type="string">
            <text:p text:style-name="P12">4.0 mSv/h</text:p>
          </table:table-cell>
          <table:table-cell table:style-name="s12.B5" office:value-type="string">
            <text:p text:style-name="P13">$12-<text:span text:style-name="T10">dn</text:span></text:p>
          </table:table-cell>
          <table:table-cell table:style-name="s12.B5" office:value-type="string">
            <text:p text:style-name="P21"><text:s text:c="2"/>$12<text:span text:style-name="T10">-dd</text:span> <text:s/></text:p>
            <text:p text:style-name="P16">180s</text:p>
          </table:table-cell>
          <table:table-cell table:style-name="s12.B5" office:value-type="string">
            <text:p text:style-name="P13">$12-d_dev</text:p>
          </table:table-cell>
          <table:table-cell table:style-name="s12.B5" office:value-type="string">
            <text:p text:style-name="P13">$12-dose</text:p>
          </table:table-cell>
          <table:table-cell table:style-name="s12.B5" office:value-type="string">
            <text:p text:style-name="P13">$12-d_res</text:p>
          </table:table-cell>
          <table:table-cell table:style-name="s12.B5" office:value-type="string">
            <text:p text:style-name="P13">$12-o_pog</text:p>
          </table:table-cell>
          <table:table-cell table:style-name="s12.B5" office:value-type="string">
            <text:p text:style-name="P13">$12-d_gran</text:p>
          </table:table-cell>
          <table:table-cell table:style-name="s12.I5" office:value-type="string">
            <text:p text:style-name="P12">±<text:span text:style-name="T19">15</text:span></text:p>
          </table:table-cell>
        </table:table-row>
      </table:table>
      <text:p text:style-name="P4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Calibrated by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39">(signature)</text:p>
          </table:table-cell>
        </table:table-row>
        <table:table-row>
          <table:table-cell table:style-name="Таблица1.A1" office:value-type="string">
            <text:p text:style-name="P40">Technical control: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9">(signature)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20T17:49:27.40</dc:date>
    <meta:editing-duration>P3DT9H9M34S</meta:editing-duration>
    <meta:editing-cycles>420</meta:editing-cycles>
    <meta:generator>OpenOffice/4.1.6$Win32 OpenOffice.org_project/416m1$Build-9790</meta:generator>
    <meta:document-statistic meta:table-count="25" meta:image-count="1" meta:object-count="0" meta:page-count="7" meta:paragraph-count="1369" meta:word-count="2245" meta:character-count="14049"/>
  </office:meta>
</office:document-meta>
</file>